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monospace, serif"/>
    <style:font-face style:name="PT Sans" svg:font-family="'PT Sans', 'Helvetica Neue', Helvetica, Arial, sans-serif, sans-serif"/>
    <style:font-face style:name="SSStandard" svg:font-family="SSStandard"/>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829" officeooo:paragraph-rsid="000ca829"/>
    </style:style>
    <style:style style:name="P2" style:family="paragraph" style:parent-style-name="Text_20_body">
      <style:text-properties officeooo:rsid="000ca829" officeooo:paragraph-rsid="000ca829"/>
    </style:style>
    <style:style style:name="P3" style:family="paragraph" style:parent-style-name="Text_20_body">
      <style:paragraph-properties fo:margin-left="0in" fo:margin-right="0in" fo:orphans="2" fo:widows="2" fo:text-indent="0in" style:auto-text-indent="false"/>
      <style:text-properties fo:font-variant="normal" fo:text-transform="none" fo:color="#666666" style:font-name="PT Sans" fo:font-size="12pt" fo:letter-spacing="normal" fo:font-style="normal" fo:font-weight="normal" fo:padding-left="0in" fo:padding-right="0in" fo:padding-top="0.0193in" fo:padding-bottom="0.1043in" fo:border-left="none" fo:border-right="none" fo:border-top="0.06pt solid #d8d8d8" fo:border-bottom="0.06pt solid #d8d8d8"/>
    </style:style>
    <style:style style:name="P4" style:family="paragraph" style:parent-style-name="Text_20_body">
      <style:paragraph-properties fo:margin-left="0in" fo:margin-right="0in" fo:margin-top="0in" fo:margin-bottom="0.1665in" style:contextual-spacing="false" fo:orphans="2" fo:widows="2" fo:text-indent="0in" style:auto-text-indent="false"/>
    </style:style>
    <style:style style:name="P5"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style>
    <style:style style:name="P6" style:family="paragraph" style:parent-style-name="Text_20_body">
      <style:paragraph-properties fo:margin-left="0in" fo:margin-right="0in" fo:margin-top="0in" fo:margin-bottom="0.1665in" style:contextual-spacing="false" fo:line-height="187%" fo:orphans="2" fo:widows="2" fo:text-indent="0in" style:auto-text-indent="false" fo:padding="0in" fo:border="none"/>
      <style:text-properties fo:font-variant="normal" fo:text-transform="none" fo:color="#000000" style:font-name="PT Sans" fo:letter-spacing="normal" fo:font-style="normal" fo:font-weight="normal"/>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paragraph-properties fo:margin-left="0in" fo:margin-right="0in" fo:margin-top="0in" fo:margin-bottom="0in" style:contextual-spacing="false" fo:orphans="2" fo:widows="2" fo:text-indent="0in" style:auto-text-indent="false"/>
    </style:style>
    <style:style style:name="P9" style:family="paragraph" style:parent-style-name="Text_20_body" style:list-style-name="L1">
      <style:paragraph-properties fo:margin-left="0in" fo:margin-right="0in" fo:margin-top="0in" fo:margin-bottom="0in" style:contextual-spacing="false" fo:line-height="187%" fo:orphans="2" fo:widows="2" fo:text-indent="0in" style:auto-text-indent="false" fo:padding="0in" fo:border="none"/>
    </style:style>
    <style:style style:name="P10" style:family="paragraph" style:parent-style-name="Heading_20_1">
      <style:text-properties fo:font-variant="normal" fo:text-transform="none" fo:color="#333333" style:font-name="PT Sans" fo:letter-spacing="normal" fo:font-style="normal" fo:font-weight="bold"/>
    </style:style>
    <style:style style:name="P11" style:family="paragraph" style:parent-style-name="Heading_20_2">
      <style:paragraph-properties fo:margin-left="0.1665in" fo:margin-right="0in" fo:margin-top="0in" fo:margin-bottom="0in" style:contextual-spacing="false" fo:line-height="180%" fo:orphans="2" fo:widows="2" fo:text-indent="0in" style:auto-text-indent="false" fo:padding="0in" fo:border="none"/>
      <style:text-properties fo:font-variant="normal" fo:text-transform="none" fo:color="#333333" style:font-name="PT Sans" fo:letter-spacing="normal" fo:font-style="normal"/>
    </style:style>
    <style:style style:name="P12" style:family="paragraph" style:parent-style-name="Preformatted_20_Text">
      <style:text-properties officeooo:rsid="000ca829" officeooo:paragraph-rsid="000ca829"/>
    </style:style>
    <style:style style:name="P13" style:family="paragraph" style:parent-style-name="Preformatted_20_Text">
      <style:paragraph-properties fo:margin-left="0in" fo:margin-right="0in" fo:margin-top="0in" fo:margin-bottom="0in" style:contextual-spacing="false" fo:orphans="2" fo:widows="2" fo:text-indent="0in" style:auto-text-indent="false" fo:background-color="#e5e5e5" fo:padding="0.1043in" fo:border="0.06pt solid #eeeeee">
        <style:background-image/>
      </style:paragraph-properties>
    </style:style>
    <style:style style:name="P14" style:family="paragraph" style:parent-style-name="Preformatted_20_Text">
      <style:paragraph-properties fo:margin-left="0in" fo:margin-right="0in" fo:margin-top="0in" fo:margin-bottom="0in" style:contextual-spacing="false" fo:orphans="2" fo:widows="2" fo:text-indent="0in" style:auto-text-indent="false" fo:background-color="#e5e5e5" fo:padding="0in" fo:border="none">
        <style:background-image/>
      </style:paragraph-properties>
    </style:style>
    <style:style style:name="P15" style:family="paragraph" style:parent-style-name="Preformatted_20_Text">
      <style:paragraph-properties fo:margin-top="0in" fo:margin-bottom="0in" style:contextual-spacing="false" fo:orphans="2" fo:widows="2" fo:background-color="#e5e5e5" fo:padding="0.1043in" fo:border="0.06pt solid #eeeeee">
        <style:background-image/>
      </style:paragraph-properties>
    </style:style>
    <style:style style:name="P16" style:family="paragraph" style:parent-style-name="Preformatted_20_Text">
      <style:paragraph-properties fo:margin-top="0in" fo:margin-bottom="0in" style:contextual-spacing="false" fo:orphans="2" fo:widows="2" fo:background-color="#e5e5e5" fo:padding="0in" fo:border="none">
        <style:background-image/>
      </style:paragraph-properties>
    </style:style>
    <style:style style:name="P17" style:family="paragraph" style:parent-style-name="Heading_20_3">
      <style:paragraph-properties fo:margin-left="0in" fo:margin-right="0in" fo:margin-top="0in" fo:margin-bottom="0in" style:contextual-spacing="false" fo:line-height="162%" fo:text-indent="0in" style:auto-text-indent="false" fo:background-color="#edf5fb" fo:padding-left="0in" fo:padding-right="0in" fo:padding-top="0in" fo:padding-bottom="0.0193in" fo:border-left="none" fo:border-right="none" fo:border-top="none" fo:border-bottom="0.06pt solid #cccccc">
        <style:background-image/>
      </style:paragraph-properties>
      <style:text-properties fo:color="#333333" style:font-name="PT Sans"/>
    </style:style>
    <style:style style:name="P18" style:family="paragraph" style:parent-style-name="Heading_20_4">
      <style:paragraph-properties fo:margin-left="0.1665in" fo:margin-right="0in" fo:margin-top="0in" fo:margin-bottom="0in" style:contextual-spacing="false" fo:line-height="143%" fo:orphans="2" fo:widows="2" fo:text-indent="0in" style:auto-text-indent="false" fo:padding="0in" fo:border="none"/>
      <style:text-properties fo:font-variant="normal" fo:text-transform="none" fo:color="#333333" style:font-name="PT Sans" fo:letter-spacing="normal" fo:font-style="normal"/>
    </style:style>
    <style:style style:name="T1" style:family="text">
      <style:text-properties style:font-name="PT Sans"/>
    </style:style>
    <style:style style:name="T2" style:family="text">
      <style:text-properties fo:font-variant="normal" fo:text-transform="none" fo:color="#000000" style:font-name="PT Sans" fo:letter-spacing="normal" fo:font-style="normal" fo:font-weight="normal"/>
    </style:style>
    <style:style style:name="T3" style:family="text">
      <style:text-properties fo:font-variant="normal" fo:text-transform="none" fo:color="#000000" style:font-name="PT Sans" fo:letter-spacing="normal" fo:font-style="normal" fo:font-weight="bold"/>
    </style:style>
    <style:style style:name="T4" style:family="text">
      <style:text-properties fo:font-variant="normal" fo:text-transform="none" fo:color="#000000" style:font-name="Monaco" fo:letter-spacing="normal" fo:font-style="normal" fo:font-weight="normal"/>
    </style:style>
    <style:style style:name="T5" style:family="text">
      <style:text-properties fo:font-variant="normal" fo:text-transform="none" fo:color="#000000" style:font-name="Monaco" fo:letter-spacing="normal" fo:font-style="normal" fo:font-weight="bold"/>
    </style:style>
    <style:style style:name="T6" style:family="text">
      <style:text-properties fo:font-variant="normal" fo:text-transform="none" fo:color="#000000" fo:letter-spacing="normal"/>
    </style:style>
    <style:style style:name="T7" style:family="text">
      <style:text-properties fo:font-variant="normal" fo:text-transform="none" fo:color="#7c1806" style:font-name="Monaco" fo:letter-spacing="normal" fo:font-style="normal" fo:font-weight="normal"/>
    </style:style>
    <style:style style:name="T8" style:family="text">
      <style:text-properties fo:font-variant="normal" fo:text-transform="none" fo:color="#508fb2" style:text-line-through-style="none" style:text-line-through-type="none" style:font-name="SSStandard" fo:font-size="12pt" fo:letter-spacing="normal" fo:font-style="normal" style:text-underline-style="none" fo:font-weight="normal" style:text-blinking="false" fo:padding-left="0in" fo:padding-right="0in" fo:padding-top="0.0193in" fo:padding-bottom="0.1043in" fo:border-left="none" fo:border-right="none" fo:border-top="0.06pt solid #d8d8d8" fo:border-bottom="0.06pt solid #d8d8d8"/>
    </style:style>
    <style:style style:name="T9" style:family="text">
      <style:text-properties fo:font-variant="normal" fo:text-transform="none" fo:color="#508fb2" style:text-line-through-style="none" style:text-line-through-type="none" style:font-name="PT Sans" fo:font-size="12pt" fo:letter-spacing="normal" fo:font-style="normal" style:text-underline-style="none" fo:font-weight="bold" style:text-blinking="false" fo:padding-left="0in" fo:padding-right="0in" fo:padding-top="0.0193in" fo:padding-bottom="0.1043in" fo:border-left="none" fo:border-right="none" fo:border-top="0.06pt solid #d8d8d8" fo:border-bottom="0.06pt solid #d8d8d8"/>
    </style:style>
    <style:style style:name="T10" style:family="text">
      <style:text-properties fo:font-variant="normal" fo:text-transform="none" fo:color="#000088" style:font-name="Monaco" fo:letter-spacing="normal" fo:font-style="normal" fo:font-weight="bold"/>
    </style:style>
    <style:style style:name="T11" style:family="text">
      <style:text-properties fo:font-variant="normal" fo:text-transform="none" fo:color="#660066" style:font-name="Monaco" fo:letter-spacing="normal" fo:font-style="normal" fo:font-weight="bold"/>
    </style:style>
    <style:style style:name="T12" style:family="text">
      <style:text-properties fo:font-variant="normal" fo:text-transform="none" fo:color="#666600" style:font-name="Monaco" fo:letter-spacing="normal" fo:font-style="normal" fo:font-weight="normal"/>
    </style:style>
    <style:style style:name="T13" style:family="text">
      <style:text-properties fo:font-variant="normal" fo:text-transform="none" fo:color="#666600" style:font-name="Monaco" fo:letter-spacing="normal" fo:font-style="normal" fo:font-weight="bold"/>
    </style:style>
    <style:style style:name="T14" style:family="text">
      <style:text-properties fo:font-variant="normal" fo:text-transform="none" fo:color="#880000" style:font-name="Monaco" fo:letter-spacing="normal" fo:font-style="italic" fo:font-weight="normal"/>
    </style:style>
    <style:style style:name="T15" style:family="text">
      <style:text-properties fo:font-variant="normal" fo:text-transform="none" fo:color="#006666" style:font-name="Monaco" fo:letter-spacing="normal" fo:font-style="normal" fo:font-weight="normal"/>
    </style:style>
    <style:style style:name="T16" style:family="text">
      <style:text-properties fo:font-variant="normal" fo:text-transform="none" fo:color="#008800" style:font-name="Monaco" fo:letter-spacing="normal" fo:font-style="normal" fo:font-weight="normal"/>
    </style:style>
    <style:style style:name="T17" style:family="text">
      <style:text-properties fo:color="#7c1806" style:font-name="Monaco"/>
    </style:style>
    <style:style style:name="T18" style:family="text">
      <style:text-properties fo:color="#999999" fo:font-style="italic"/>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Java 101: Polymorphism in Java</text:h>
      <text:p text:style-name="P1"><text:a xlink:type="simple" xlink:href="https://www.javaworld.com/article/3033445/learn-java/java-101-polymorphism-in-java.html">https://www.javaworld.com/article/3033445/learn-java/java-101-polymorphism-in-java.html</text:a></text:p>
      <text:p text:style-name="P2"><text:span text:style-name="T2">Our universe exhibits many examples of entities that can change form: A butterfly morphs from larva to pupa to imago, its adult form. On Earth, the normal state of water is liquid, but water changes to a solid when frozen, and to a gas when heated to its boiling point. This ability to change form is known as </text:span><text:span text:style-name="Emphasis"><text:span text:style-name="T2">polymorphism</text:span></text:span><text:span text:style-name="T2">. Modeling polymorphism in a programming language lets you create a uniform interface to different kinds of operands, arguments, and objects. The result is code that is more concise and easier to maintain.</text:span></text:p>
      <text:p text:style-name="P6">Java supports four kinds of polymorphism:</text:p>
      <text:list xml:id="list5248898630705324541" text:style-name="L1">
        <text:list-item>
          <text:p text:style-name="P9"><text:span text:style-name="Strong_20_Emphasis"><text:span text:style-name="T3">Coercion</text:span></text:span><text:span text:style-name="T2"> is an operation that serves multiple types through implicit-type conversion. For example, you divide an integer by another integer or a floating-point value by another floating-point value. If one operand is an integer and the other operand is a floating-point value, the compiler </text:span><text:span text:style-name="Emphasis"><text:span text:style-name="T2">coerces</text:span></text:span><text:span text:style-name="T2"> (implicitly converts) the integer to a floating-point value to prevent a type error. (There is no division operation that supports an integer operand and a floating-point operand.) Another example is passing a subclass object reference to a method's superclass parameter. The compiler coerces the subclass type to the superclass type to restrict operations to those of the superclass.</text:span></text:p>
        </text:list-item>
        <text:list-item>
          <text:p text:style-name="P9"><text:span text:style-name="Strong_20_Emphasis"><text:span text:style-name="T3">Overloading</text:span></text:span><text:span text:style-name="T2"> refers to using the same operator symbol or method name in different contexts. For example, you might use </text:span><text:span text:style-name="Source_20_Text"><text:span text:style-name="T7">+</text:span></text:span><text:span text:style-name="T2"> to perform integer addition, floating-point addition, or string concatenation, depending on the types of its operands. Also, multiple methods having the same name can appear in a class (through declaration and/or inheritance).</text:span></text:p>
        </text:list-item>
        <text:list-item>
          <text:p text:style-name="P9"><text:span text:style-name="Strong_20_Emphasis"><text:span text:style-name="T3">Parametric</text:span></text:span><text:span text:style-name="T2"> polymorphism stipulates that within a class declaration, a field name can associate with different types and a method name can associate with different parameter and return types. The field and method can then take on </text:span><text:soft-page-break/><text:span text:style-name="T2">different types in each class instance (object). For example, a field might be of type </text:span><text:span text:style-name="Source_20_Text"><text:span text:style-name="T7">Double</text:span></text:span><text:span text:style-name="T2"> (a member of Java's standard class library that wraps a </text:span><text:span text:style-name="Source_20_Text"><text:span text:style-name="T7">double</text:span></text:span><text:span text:style-name="T2"> value) and a method might return a </text:span><text:span text:style-name="Source_20_Text"><text:span text:style-name="T7">Double</text:span></text:span><text:span text:style-name="T2"> in one object, and the same field might be of type </text:span><text:span text:style-name="Source_20_Text"><text:span text:style-name="T7">String</text:span></text:span><text:span text:style-name="T2"> and the same method might return a </text:span><text:span text:style-name="Source_20_Text"><text:span text:style-name="T7">String</text:span></text:span><text:span text:style-name="T2"> in another object. Java supports parametric polymorphism via generics, which I'll discuss in a future article.</text:span></text:p>
        </text:list-item>
        <text:list-item>
          <text:p text:style-name="P9"><text:span text:style-name="Strong_20_Emphasis"><text:span text:style-name="T3">Subtype</text:span></text:span><text:span text:style-name="T2"> means that a type can serve as another type's subtype. When a subtype instance appears in a supertype context, executing a supertype operation on the subtype instance results in the subtype's version of that operation executing. For example, consider a fragment of code that draws arbitrary shapes. You can express this drawing code more concisely by introducing a </text:span><text:span text:style-name="Source_20_Text"><text:span text:style-name="T7">Shape</text:span></text:span><text:span text:style-name="T2"> class with a </text:span><text:span text:style-name="Source_20_Text"><text:span text:style-name="T7">draw()</text:span></text:span><text:span text:style-name="T2"> method; by introducing </text:span><text:span text:style-name="Source_20_Text"><text:span text:style-name="T7">Circle</text:span></text:span><text:span text:style-name="T2">, </text:span><text:span text:style-name="Source_20_Text"><text:span text:style-name="T7">Rectangle</text:span></text:span><text:span text:style-name="T2">, and other subclasses that override </text:span><text:span text:style-name="Source_20_Text"><text:span text:style-name="T7">draw()</text:span></text:span><text:span text:style-name="T2">; by introducing an array of type </text:span><text:span text:style-name="Source_20_Text"><text:span text:style-name="T7">Shape</text:span></text:span><text:span text:style-name="T2"> whose elements store references to </text:span><text:span text:style-name="Source_20_Text"><text:span text:style-name="T7">Shape</text:span></text:span><text:span text:style-name="T2"> subclass instances; and by calling </text:span><text:span text:style-name="Source_20_Text"><text:span text:style-name="T7">Shape</text:span></text:span><text:span text:style-name="T2">'s </text:span><text:span text:style-name="Source_20_Text"><text:span text:style-name="T7">draw()</text:span></text:span><text:span text:style-name="T2"> method on each instance. When you call </text:span><text:span text:style-name="Source_20_Text"><text:span text:style-name="T7">draw()</text:span></text:span><text:span text:style-name="T2">, it's the </text:span><text:span text:style-name="Source_20_Text"><text:span text:style-name="T7">Circle</text:span></text:span><text:span text:style-name="T2">'s, </text:span><text:span text:style-name="Source_20_Text"><text:span text:style-name="T7">Rectangle</text:span></text:span><text:span text:style-name="T2">'s or other </text:span><text:span text:style-name="Source_20_Text"><text:span text:style-name="T7">Shape</text:span></text:span><text:span text:style-name="T2"> instance's </text:span><text:span text:style-name="Source_20_Text"><text:span text:style-name="T7">draw()</text:span></text:span><text:span text:style-name="T2"> method that gets called. We say that there are many forms of </text:span><text:span text:style-name="Source_20_Text"><text:span text:style-name="T7">Shape</text:span></text:span><text:span text:style-name="T2">'s </text:span><text:span text:style-name="Source_20_Text"><text:span text:style-name="T7">draw()</text:span></text:span><text:span text:style-name="T2"> method.</text:span></text:p>
        </text:list-item>
      </text:list>
      <text:p text:style-name="P6">Like many developers, I classify coercion and overloading as ad-hoc polymorphism, and parametric and subtype as universal polymorphism. While valuable techniques, I don't believe coercion and overloading are true polymorphism; they're more like type conversions and syntactic sugar.</text:p>
      <text:p text:style-name="P6">In this article I'll focus on subtype polymorphism. You'll learn about upcasting and late binding, abstract classes (which cannot be instantiated), and abstract methods (which cannot be called). You'll also learn how to do downcasting and <text:soft-page-break/>runtime-type identification in your Java programs, and you'll get a first look at covariant return types. I'll introduce parametric polymorphism in a future tutorial.</text:p>
      <text:p text:style-name="P4"><text:a xlink:type="simple" xlink:href="http://images.techhive.com/assets/2016/12/19/jw-java101-pij-src.zip"><text:span text:style-name="T8">download</text:span></text:a></text:p>
      <text:p text:style-name="P8"><text:a xlink:type="simple" xlink:href="http://images.techhive.com/assets/2016/12/19/jw-java101-pij-src.zip"><text:span text:style-name="T9">Download the code</text:span></text:a></text:p>
      <text:p text:style-name="P3">Demonstration code for this tutorial: "Java 101: Polymorphism in Java." <text:span text:style-name="T18">Created by Jeff Friesen for JavaWorld.</text:span></text:p>
      <text:h text:style-name="P11" text:outline-level="2">Upcasting and late binding</text:h>
      <text:p text:style-name="P5"><text:span text:style-name="T2">Subtype polymorphism relies on upcasting and late binding. </text:span><text:span text:style-name="Emphasis"><text:span text:style-name="T2">Upcasting</text:span></text:span><text:span text:style-name="T2"> is a form of casting where you cast up the inheritance hierarchy from a subtype to a supertype. No cast operator is involved because the subtype is a specialization of the supertype. For example, </text:span><text:span text:style-name="Source_20_Text"><text:span text:style-name="T7">Shape s = new Circle();</text:span></text:span><text:span text:style-name="T2"> upcasts from </text:span><text:span text:style-name="Source_20_Text"><text:span text:style-name="T7">Circle</text:span></text:span><text:span text:style-name="T2"> to </text:span><text:span text:style-name="Source_20_Text"><text:span text:style-name="T7">Shape</text:span></text:span><text:span text:style-name="T2">. This makes sense because a circle is a kind of shape.</text:span></text:p>
      <text:p text:style-name="P5"><text:span text:style-name="T2">After upcasting </text:span><text:span text:style-name="Source_20_Text"><text:span text:style-name="T7">Circle</text:span></text:span><text:span text:style-name="T2"> to </text:span><text:span text:style-name="Source_20_Text"><text:span text:style-name="T7">Shape</text:span></text:span><text:span text:style-name="T2">, you cannot call </text:span><text:span text:style-name="Source_20_Text"><text:span text:style-name="T7">Circle</text:span></text:span><text:span text:style-name="T2">-specific methods, such as a </text:span><text:span text:style-name="Source_20_Text"><text:span text:style-name="T7">getRadius()</text:span></text:span><text:span text:style-name="T2"> method that returns the circle's radius, because </text:span><text:span text:style-name="Source_20_Text"><text:span text:style-name="T7">Circle</text:span></text:span><text:span text:style-name="T2">-specific methods are not part of </text:span><text:span text:style-name="Source_20_Text"><text:span text:style-name="T7">Shape</text:span></text:span><text:span text:style-name="T2">'s interface. Losing access to subtype features after narrowing a subclass to its superclass seems pointless, but is necessary for achieving subtype polymorphism.</text:span></text:p>
      <text:p text:style-name="P5"><text:span text:style-name="T2">Suppose that </text:span><text:span text:style-name="Source_20_Text"><text:span text:style-name="T7">Shape</text:span></text:span><text:span text:style-name="T2"> declares a </text:span><text:span text:style-name="Source_20_Text"><text:span text:style-name="T7">draw()</text:span></text:span><text:span text:style-name="T2"> method, its </text:span><text:span text:style-name="Source_20_Text"><text:span text:style-name="T7">Circle</text:span></text:span><text:span text:style-name="T2"> subclass overrides this method, </text:span><text:span text:style-name="Source_20_Text"><text:span text:style-name="T7">Shape s = new Circle();</text:span></text:span><text:span text:style-name="T2"> has just executed, and the next line specifies </text:span><text:span text:style-name="Source_20_Text"><text:span text:style-name="T7">s.draw();</text:span></text:span><text:span text:style-name="T2">. Which </text:span><text:span text:style-name="Source_20_Text"><text:span text:style-name="T7">draw()</text:span></text:span><text:span text:style-name="T2"> method is called: </text:span><text:span text:style-name="Source_20_Text"><text:span text:style-name="T7">Shape</text:span></text:span><text:span text:style-name="T2">'s </text:span><text:span text:style-name="Source_20_Text"><text:span text:style-name="T7">draw()</text:span></text:span><text:span text:style-name="T2"> method or </text:span><text:span text:style-name="Source_20_Text"><text:span text:style-name="T7">Circle</text:span></text:span><text:span text:style-name="T2">'s </text:span><text:span text:style-name="Source_20_Text"><text:span text:style-name="T7">draw()</text:span></text:span><text:span text:style-name="T2"> method? The compiler doesn't know which </text:span><text:span text:style-name="Source_20_Text"><text:span text:style-name="T7">draw()</text:span></text:span><text:span text:style-name="T2"> method to call. All it can do is verify that a method exists in the superclass, and verify that the method call's arguments list and return type match the superclass's method </text:span><text:soft-page-break/><text:span text:style-name="T2">declaration. However, the compiler also inserts an instruction into the compiled code that, at runtime, fetches and uses whatever reference is in </text:span><text:span text:style-name="Source_20_Text"><text:span text:style-name="T7">s</text:span></text:span><text:span text:style-name="T2"> to call the correct </text:span><text:span text:style-name="Source_20_Text"><text:span text:style-name="T7">draw()</text:span></text:span><text:span text:style-name="T2"> method. This task is known as </text:span><text:span text:style-name="Emphasis"><text:span text:style-name="T2">late binding</text:span></text:span><text:span text:style-name="T2">.</text:span></text:p>
      <text:h text:style-name="P17" text:outline-level="3">Late binding vs early binding</text:h>
      <text:p text:style-name="P7"><text:span text:style-name="T1">Late binding is used for calls to non-</text:span><text:span text:style-name="Source_20_Text"><text:span text:style-name="T17">final</text:span></text:span><text:span text:style-name="T1"> instance methods. For all other method calls, the compiler knows which method to call. It inserts an instruction into the compiled code that calls the method associated with the variable's type and not its value. This technique is known as </text:span><text:span text:style-name="Emphasis"><text:span text:style-name="T1">early binding</text:span></text:span><text:span text:style-name="T1">.</text:span></text:p>
      <text:p text:style-name="P5"><text:span text:style-name="T2">I've created an application that demonstrates subtype polymorphism in terms of upcasting and late binding. This application consists of </text:span><text:span text:style-name="Source_20_Text"><text:span text:style-name="T7">Shape</text:span></text:span><text:span text:style-name="T2">, </text:span><text:span text:style-name="Source_20_Text"><text:span text:style-name="T7">Circle</text:span></text:span><text:span text:style-name="T2">, </text:span><text:span text:style-name="Source_20_Text"><text:span text:style-name="T7">Rectangle</text:span></text:span><text:span text:style-name="T2">, and </text:span><text:span text:style-name="Source_20_Text"><text:span text:style-name="T7">Shapes</text:span></text:span><text:span text:style-name="T2"> classes, where each class is stored in its own source file. Listing 1 presents the first three classes.</text:span></text:p>
      <text:h text:style-name="P18" text:outline-level="4">Listing 1. Declaring a hierarchy of shapes</text:h>
      <text:p text:style-name="P13"><text:span text:style-name="Source_20_Text"><text:span text:style-name="T10">class</text:span></text:span><text:span text:style-name="Source_20_Text"><text:span text:style-name="T4"> </text:span></text:span><text:span text:style-name="Source_20_Text"><text:span text:style-name="T11">Shape</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void</text:span></text:span><text:span text:style-name="Source_20_Text"><text:span text:style-name="T4"> draw</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Circle</text:span></text:span><text:span text:style-name="Source_20_Text"><text:span text:style-name="T4"> </text:span></text:span><text:span text:style-name="Source_20_Text"><text:span text:style-name="T10">extends</text:span></text:span><text:span text:style-name="Source_20_Text"><text:span text:style-name="T4"> </text:span></text:span><text:span text:style-name="Source_20_Text"><text:span text:style-name="T11">Shape</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private</text:span></text:span><text:span text:style-name="Source_20_Text"><text:span text:style-name="T4"> </text:span></text:span><text:span text:style-name="Source_20_Text"><text:span text:style-name="T10">int</text:span></text:span><text:span text:style-name="Source_20_Text"><text:span text:style-name="T4"> x</text:span></text:span><text:span text:style-name="Source_20_Text"><text:span text:style-name="T12">,</text:span></text:span><text:span text:style-name="Source_20_Text"><text:span text:style-name="T4"> y</text:span></text:span><text:span text:style-name="Source_20_Text"><text:span text:style-name="T12">,</text:span></text:span><text:span text:style-name="Source_20_Text"><text:span text:style-name="T4"> r</text:span></text:span><text:span text:style-name="Source_20_Text"><text:span text:style-name="T12">;</text:span></text:span></text:p>
      <text:p text:style-name="P15"/>
      <text:p text:style-name="P15"><text:span text:style-name="Source_20_Text"><text:span text:style-name="T6"><text:s text:c="3"/></text:span></text:span><text:span text:style-name="Source_20_Text"><text:span text:style-name="T11">Circle</text:span></text:span><text:span text:style-name="Source_20_Text"><text:span text:style-name="T12">(</text:span></text:span><text:span text:style-name="Source_20_Text"><text:span text:style-name="T10">int</text:span></text:span><text:span text:style-name="Source_20_Text"><text:span text:style-name="T4"> x</text:span></text:span><text:span text:style-name="Source_20_Text"><text:span text:style-name="T12">,</text:span></text:span><text:span text:style-name="Source_20_Text"><text:span text:style-name="T4"> </text:span></text:span><text:span text:style-name="Source_20_Text"><text:span text:style-name="T10">int</text:span></text:span><text:span text:style-name="Source_20_Text"><text:span text:style-name="T4"> y</text:span></text:span><text:span text:style-name="Source_20_Text"><text:span text:style-name="T12">,</text:span></text:span><text:span text:style-name="Source_20_Text"><text:span text:style-name="T4"> </text:span></text:span><text:span text:style-name="Source_20_Text"><text:span text:style-name="T10">int</text:span></text:span><text:span text:style-name="Source_20_Text"><text:span text:style-name="T4"> r</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x </text:span></text:span><text:span text:style-name="Source_20_Text"><text:span text:style-name="T12">=</text:span></text:span><text:span text:style-name="Source_20_Text"><text:span text:style-name="T4"> x</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y </text:span></text:span><text:span text:style-name="Source_20_Text"><text:span text:style-name="T12">=</text:span></text:span><text:span text:style-name="Source_20_Text"><text:span text:style-name="T4"> y</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r </text:span></text:span><text:span text:style-name="Source_20_Text"><text:span text:style-name="T12">=</text:span></text:span><text:span text:style-name="Source_20_Text"><text:span text:style-name="T4"> r</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
      <text:p text:style-name="P15"><text:span text:style-name="Source_20_Text"><text:span text:style-name="T6"><text:s text:c="3"/></text:span></text:span><text:span text:style-name="Source_20_Text"><text:span text:style-name="T14">// For brevity, I've omitted getX(), getY(), and getRadius() methods.</text:span></text:span></text:p>
      <text:p text:style-name="P15"/>
      <text:p text:style-name="P15"><text:span text:style-name="Source_20_Text"><text:span text:style-name="T6"><text:s text:c="3"/></text:span></text:span><text:span text:style-name="Source_20_Text"><text:span text:style-name="T15">@Override</text:span></text:span></text:p>
      <text:p text:style-name="P15"><text:span text:style-name="Source_20_Text"><text:span text:style-name="T6"><text:s text:c="3"/></text:span></text:span><text:span text:style-name="Source_20_Text"><text:span text:style-name="T10">void</text:span></text:span><text:span text:style-name="Source_20_Text"><text:span text:style-name="T4"> draw</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1">System</text:span></text:span><text:span text:style-name="Source_20_Text"><text:span text:style-name="T12">.</text:span></text:span><text:span text:style-name="Source_20_Text"><text:span text:style-name="T10">out</text:span></text:span><text:span text:style-name="Source_20_Text"><text:span text:style-name="T12">.</text:span></text:span><text:span text:style-name="Source_20_Text"><text:span text:style-name="T4">println</text:span></text:span><text:span text:style-name="Source_20_Text"><text:span text:style-name="T12">(</text:span></text:span><text:span text:style-name="Source_20_Text"><text:span text:style-name="T16">"Drawing circle ("</text:span></text:span><text:span text:style-name="Source_20_Text"><text:span text:style-name="T4"> </text:span></text:span><text:span text:style-name="Source_20_Text"><text:span text:style-name="T12">+</text:span></text:span><text:span text:style-name="Source_20_Text"><text:span text:style-name="T4"> x </text:span></text:span><text:span text:style-name="Source_20_Text"><text:span text:style-name="T12">+</text:span></text:span><text:span text:style-name="Source_20_Text"><text:span text:style-name="T4"> </text:span></text:span><text:span text:style-name="Source_20_Text"><text:span text:style-name="T16">", "</text:span></text:span><text:span text:style-name="Source_20_Text"><text:span text:style-name="T12">+</text:span></text:span><text:span text:style-name="Source_20_Text"><text:span text:style-name="T4"> y </text:span></text:span><text:span text:style-name="Source_20_Text"><text:span text:style-name="T12">+</text:span></text:span><text:span text:style-name="Source_20_Text"><text:span text:style-name="T4"> </text:span></text:span><text:span text:style-name="Source_20_Text"><text:span text:style-name="T16">", "</text:span></text:span><text:span text:style-name="Source_20_Text"><text:span text:style-name="T4"> </text:span></text:span><text:span text:style-name="Source_20_Text"><text:span text:style-name="T12">+</text:span></text:span><text:span text:style-name="Source_20_Text"><text:span text:style-name="T4"> r </text:span></text:span><text:span text:style-name="Source_20_Text"><text:span text:style-name="T12">+</text:span></text:span><text:span text:style-name="Source_20_Text"><text:span text:style-name="T4"> </text:span></text:span><text:span text:style-name="Source_20_Text"><text:span text:style-name="T16">")"</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Rectangle</text:span></text:span><text:span text:style-name="Source_20_Text"><text:span text:style-name="T4"> </text:span></text:span><text:span text:style-name="Source_20_Text"><text:span text:style-name="T10">extends</text:span></text:span><text:span text:style-name="Source_20_Text"><text:span text:style-name="T4"> </text:span></text:span><text:span text:style-name="Source_20_Text"><text:span text:style-name="T11">Shape</text:span></text:span></text:p>
      <text:p text:style-name="P15"><text:soft-page-break/><text:span text:style-name="Source_20_Text"><text:span text:style-name="T12">{</text:span></text:span></text:p>
      <text:p text:style-name="P15"><text:span text:style-name="Source_20_Text"><text:span text:style-name="T6"><text:s text:c="3"/></text:span></text:span><text:span text:style-name="Source_20_Text"><text:span text:style-name="T10">private</text:span></text:span><text:span text:style-name="Source_20_Text"><text:span text:style-name="T4"> </text:span></text:span><text:span text:style-name="Source_20_Text"><text:span text:style-name="T10">int</text:span></text:span><text:span text:style-name="Source_20_Text"><text:span text:style-name="T4"> x</text:span></text:span><text:span text:style-name="Source_20_Text"><text:span text:style-name="T12">,</text:span></text:span><text:span text:style-name="Source_20_Text"><text:span text:style-name="T4"> y</text:span></text:span><text:span text:style-name="Source_20_Text"><text:span text:style-name="T12">,</text:span></text:span><text:span text:style-name="Source_20_Text"><text:span text:style-name="T4"> w</text:span></text:span><text:span text:style-name="Source_20_Text"><text:span text:style-name="T12">,</text:span></text:span><text:span text:style-name="Source_20_Text"><text:span text:style-name="T4"> h</text:span></text:span><text:span text:style-name="Source_20_Text"><text:span text:style-name="T12">;</text:span></text:span></text:p>
      <text:p text:style-name="P15"/>
      <text:p text:style-name="P15"><text:span text:style-name="Source_20_Text"><text:span text:style-name="T6"><text:s text:c="3"/></text:span></text:span><text:span text:style-name="Source_20_Text"><text:span text:style-name="T11">Rectangle</text:span></text:span><text:span text:style-name="Source_20_Text"><text:span text:style-name="T12">(</text:span></text:span><text:span text:style-name="Source_20_Text"><text:span text:style-name="T10">int</text:span></text:span><text:span text:style-name="Source_20_Text"><text:span text:style-name="T4"> x</text:span></text:span><text:span text:style-name="Source_20_Text"><text:span text:style-name="T12">,</text:span></text:span><text:span text:style-name="Source_20_Text"><text:span text:style-name="T4"> </text:span></text:span><text:span text:style-name="Source_20_Text"><text:span text:style-name="T10">int</text:span></text:span><text:span text:style-name="Source_20_Text"><text:span text:style-name="T4"> y</text:span></text:span><text:span text:style-name="Source_20_Text"><text:span text:style-name="T12">,</text:span></text:span><text:span text:style-name="Source_20_Text"><text:span text:style-name="T4"> </text:span></text:span><text:span text:style-name="Source_20_Text"><text:span text:style-name="T10">int</text:span></text:span><text:span text:style-name="Source_20_Text"><text:span text:style-name="T4"> w</text:span></text:span><text:span text:style-name="Source_20_Text"><text:span text:style-name="T12">,</text:span></text:span><text:span text:style-name="Source_20_Text"><text:span text:style-name="T4"> </text:span></text:span><text:span text:style-name="Source_20_Text"><text:span text:style-name="T10">int</text:span></text:span><text:span text:style-name="Source_20_Text"><text:span text:style-name="T4"> h</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x </text:span></text:span><text:span text:style-name="Source_20_Text"><text:span text:style-name="T12">=</text:span></text:span><text:span text:style-name="Source_20_Text"><text:span text:style-name="T4"> x</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y </text:span></text:span><text:span text:style-name="Source_20_Text"><text:span text:style-name="T12">=</text:span></text:span><text:span text:style-name="Source_20_Text"><text:span text:style-name="T4"> y</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w </text:span></text:span><text:span text:style-name="Source_20_Text"><text:span text:style-name="T12">=</text:span></text:span><text:span text:style-name="Source_20_Text"><text:span text:style-name="T4"> w</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h </text:span></text:span><text:span text:style-name="Source_20_Text"><text:span text:style-name="T12">=</text:span></text:span><text:span text:style-name="Source_20_Text"><text:span text:style-name="T4"> h</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
      <text:p text:style-name="P15"><text:span text:style-name="Source_20_Text"><text:span text:style-name="T6"><text:s text:c="3"/></text:span></text:span><text:span text:style-name="Source_20_Text"><text:span text:style-name="T14">// For brevity, I've omitted getX(), getY(), getWidth(), and getHeight()</text:span></text:span></text:p>
      <text:p text:style-name="P15"><text:span text:style-name="Source_20_Text"><text:span text:style-name="T6"><text:s text:c="3"/></text:span></text:span><text:span text:style-name="Source_20_Text"><text:span text:style-name="T14">// methods.</text:span></text:span></text:p>
      <text:p text:style-name="P15"/>
      <text:p text:style-name="P15"><text:span text:style-name="Source_20_Text"><text:span text:style-name="T6"><text:s text:c="3"/></text:span></text:span><text:span text:style-name="Source_20_Text"><text:span text:style-name="T15">@Override</text:span></text:span></text:p>
      <text:p text:style-name="P15"><text:span text:style-name="Source_20_Text"><text:span text:style-name="T6"><text:s text:c="3"/></text:span></text:span><text:span text:style-name="Source_20_Text"><text:span text:style-name="T10">void</text:span></text:span><text:span text:style-name="Source_20_Text"><text:span text:style-name="T4"> draw</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1">System</text:span></text:span><text:span text:style-name="Source_20_Text"><text:span text:style-name="T12">.</text:span></text:span><text:span text:style-name="Source_20_Text"><text:span text:style-name="T10">out</text:span></text:span><text:span text:style-name="Source_20_Text"><text:span text:style-name="T12">.</text:span></text:span><text:span text:style-name="Source_20_Text"><text:span text:style-name="T4">println</text:span></text:span><text:span text:style-name="Source_20_Text"><text:span text:style-name="T12">(</text:span></text:span><text:span text:style-name="Source_20_Text"><text:span text:style-name="T16">"Drawing rectangle ("</text:span></text:span><text:span text:style-name="Source_20_Text"><text:span text:style-name="T4"> </text:span></text:span><text:span text:style-name="Source_20_Text"><text:span text:style-name="T12">+</text:span></text:span><text:span text:style-name="Source_20_Text"><text:span text:style-name="T4"> x </text:span></text:span><text:span text:style-name="Source_20_Text"><text:span text:style-name="T12">+</text:span></text:span><text:span text:style-name="Source_20_Text"><text:span text:style-name="T4"> </text:span></text:span><text:span text:style-name="Source_20_Text"><text:span text:style-name="T16">", "</text:span></text:span><text:span text:style-name="Source_20_Text"><text:span text:style-name="T12">+</text:span></text:span><text:span text:style-name="Source_20_Text"><text:span text:style-name="T4"> y </text:span></text:span><text:span text:style-name="Source_20_Text"><text:span text:style-name="T12">+</text:span></text:span><text:span text:style-name="Source_20_Text"><text:span text:style-name="T4"> </text:span></text:span><text:span text:style-name="Source_20_Text"><text:span text:style-name="T16">", "</text:span></text:span><text:span text:style-name="Source_20_Text"><text:span text:style-name="T4"> </text:span></text:span><text:span text:style-name="Source_20_Text"><text:span text:style-name="T12">+</text:span></text:span><text:span text:style-name="Source_20_Text"><text:span text:style-name="T4"> w </text:span></text:span><text:span text:style-name="Source_20_Text"><text:span text:style-name="T12">+</text:span></text:span><text:span text:style-name="Source_20_Text"><text:span text:style-name="T4"> </text:span></text:span><text:span text:style-name="Source_20_Text"><text:span text:style-name="T16">","</text:span></text:span><text:span text:style-name="Source_20_Text"><text:span text:style-name="T4"> </text:span></text:span><text:span text:style-name="Source_20_Text"><text:span text:style-name="T12">+</text:span></text:span></text:p>
      <text:p text:style-name="P15"><text:span text:style-name="Source_20_Text"><text:span text:style-name="T6"><text:s text:c="25"/></text:span></text:span><text:span text:style-name="Source_20_Text"><text:span text:style-name="T4">h </text:span></text:span><text:span text:style-name="Source_20_Text"><text:span text:style-name="T12">+</text:span></text:span><text:span text:style-name="Source_20_Text"><text:span text:style-name="T4"> </text:span></text:span><text:span text:style-name="Source_20_Text"><text:span text:style-name="T16">")"</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5"><text:span text:style-name="T2">Listing 2 presents the </text:span><text:span text:style-name="Source_20_Text"><text:span text:style-name="T7">Shapes</text:span></text:span><text:span text:style-name="T2"> application class whose </text:span><text:span text:style-name="Source_20_Text"><text:span text:style-name="T7">main()</text:span></text:span><text:span text:style-name="T2"> method drives the application.</text:span></text:p>
      <text:h text:style-name="P18" text:outline-level="4">Listing 2. Upcasting and late binding in subtype polymorphism</text:h>
      <text:p text:style-name="P13"><text:span text:style-name="Source_20_Text"><text:span text:style-name="T10">class</text:span></text:span><text:span text:style-name="Source_20_Text"><text:span text:style-name="T4"> </text:span></text:span><text:span text:style-name="Source_20_Text"><text:span text:style-name="T11">Shapes</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public</text:span></text:span><text:span text:style-name="Source_20_Text"><text:span text:style-name="T4"> </text:span></text:span><text:span text:style-name="Source_20_Text"><text:span text:style-name="T10">static</text:span></text:span><text:span text:style-name="Source_20_Text"><text:span text:style-name="T4"> </text:span></text:span><text:span text:style-name="Source_20_Text"><text:span text:style-name="T10">void</text:span></text:span><text:span text:style-name="Source_20_Text"><text:span text:style-name="T4"> main</text:span></text:span><text:span text:style-name="Source_20_Text"><text:span text:style-name="T12">(</text:span></text:span><text:span text:style-name="Source_20_Text"><text:span text:style-name="T11">String</text:span></text:span><text:span text:style-name="Source_20_Text"><text:span text:style-name="T12">[]</text:span></text:span><text:span text:style-name="Source_20_Text"><text:span text:style-name="T4"> args</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1">Shape</text:span></text:span><text:span text:style-name="Source_20_Text"><text:span text:style-name="T12">[]</text:span></text:span><text:span text:style-name="Source_20_Text"><text:span text:style-name="T4"> shapes </text:span></text:span><text:span text:style-name="Source_20_Text"><text:span text:style-name="T12">=</text:span></text:span><text:span text:style-name="Source_20_Text"><text:span text:style-name="T4"> </text:span></text:span><text:span text:style-name="Source_20_Text"><text:span text:style-name="T12">{</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Circle</text:span></text:span><text:span text:style-name="Source_20_Text"><text:span text:style-name="T12">(</text:span></text:span><text:span text:style-name="Source_20_Text"><text:span text:style-name="T15">10</text:span></text:span><text:span text:style-name="Source_20_Text"><text:span text:style-name="T12">,</text:span></text:span><text:span text:style-name="Source_20_Text"><text:span text:style-name="T4"> </text:span></text:span><text:span text:style-name="Source_20_Text"><text:span text:style-name="T15">20</text:span></text:span><text:span text:style-name="Source_20_Text"><text:span text:style-name="T12">,</text:span></text:span><text:span text:style-name="Source_20_Text"><text:span text:style-name="T4"> </text:span></text:span><text:span text:style-name="Source_20_Text"><text:span text:style-name="T15">30</text:span></text:span><text:span text:style-name="Source_20_Text"><text:span text:style-name="T12">),</text:span></text:span></text:p>
      <text:p text:style-name="P15"><text:span text:style-name="Source_20_Text"><text:span text:style-name="T6"><text:s text:c="25"/></text:span></text:span><text:span text:style-name="Source_20_Text"><text:span text:style-name="T10">new</text:span></text:span><text:span text:style-name="Source_20_Text"><text:span text:style-name="T4"> </text:span></text:span><text:span text:style-name="Source_20_Text"><text:span text:style-name="T11">Rectangle</text:span></text:span><text:span text:style-name="Source_20_Text"><text:span text:style-name="T12">(</text:span></text:span><text:span text:style-name="Source_20_Text"><text:span text:style-name="T15">20</text:span></text:span><text:span text:style-name="Source_20_Text"><text:span text:style-name="T12">,</text:span></text:span><text:span text:style-name="Source_20_Text"><text:span text:style-name="T4"> </text:span></text:span><text:span text:style-name="Source_20_Text"><text:span text:style-name="T15">30</text:span></text:span><text:span text:style-name="Source_20_Text"><text:span text:style-name="T12">,</text:span></text:span><text:span text:style-name="Source_20_Text"><text:span text:style-name="T4"> </text:span></text:span><text:span text:style-name="Source_20_Text"><text:span text:style-name="T15">40</text:span></text:span><text:span text:style-name="Source_20_Text"><text:span text:style-name="T12">,</text:span></text:span><text:span text:style-name="Source_20_Text"><text:span text:style-name="T4"> </text:span></text:span><text:span text:style-name="Source_20_Text"><text:span text:style-name="T15">50</text:span></text:span><text:span text:style-name="Source_20_Text"><text:span text:style-name="T12">)</text:span></text:span><text:span text:style-name="Source_20_Text"><text:span text:style-name="T4"> </text:span></text:span><text:span text:style-name="Source_20_Text"><text:span text:style-name="T12">};</text:span></text:span></text:p>
      <text:p text:style-name="P15"><text:span text:style-name="Source_20_Text"><text:span text:style-name="T6"><text:s text:c="6"/></text:span></text:span><text:span text:style-name="Source_20_Text"><text:span text:style-name="T10">for</text:span></text:span><text:span text:style-name="Source_20_Text"><text:span text:style-name="T4"> </text:span></text:span><text:span text:style-name="Source_20_Text"><text:span text:style-name="T12">(</text:span></text:span><text:span text:style-name="Source_20_Text"><text:span text:style-name="T10">int</text:span></text:span><text:span text:style-name="Source_20_Text"><text:span text:style-name="T4"> i </text:span></text:span><text:span text:style-name="Source_20_Text"><text:span text:style-name="T12">=</text:span></text:span><text:span text:style-name="Source_20_Text"><text:span text:style-name="T4"> </text:span></text:span><text:span text:style-name="Source_20_Text"><text:span text:style-name="T15">0</text:span></text:span><text:span text:style-name="Source_20_Text"><text:span text:style-name="T12">;</text:span></text:span><text:span text:style-name="Source_20_Text"><text:span text:style-name="T4"> i </text:span></text:span><text:span text:style-name="Source_20_Text"><text:span text:style-name="T12">&lt;</text:span></text:span><text:span text:style-name="Source_20_Text"><text:span text:style-name="T4"> shapes</text:span></text:span><text:span text:style-name="Source_20_Text"><text:span text:style-name="T12">.</text:span></text:span><text:span text:style-name="Source_20_Text"><text:span text:style-name="T4">length</text:span></text:span><text:span text:style-name="Source_20_Text"><text:span text:style-name="T12">;</text:span></text:span><text:span text:style-name="Source_20_Text"><text:span text:style-name="T4"> i</text:span></text:span><text:span text:style-name="Source_20_Text"><text:span text:style-name="T12">++)</text:span></text:span></text:p>
      <text:p text:style-name="P15"><text:span text:style-name="Source_20_Text"><text:span text:style-name="T6"><text:s text:c="9"/></text:span></text:span><text:span text:style-name="Source_20_Text"><text:span text:style-name="T4">shapes</text:span></text:span><text:span text:style-name="Source_20_Text"><text:span text:style-name="T12">[</text:span></text:span><text:span text:style-name="Source_20_Text"><text:span text:style-name="T4">i</text:span></text:span><text:span text:style-name="Source_20_Text"><text:span text:style-name="T12">].</text:span></text:span><text:span text:style-name="Source_20_Text"><text:span text:style-name="T4">draw</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5"><text:span text:style-name="T2">The declaration of the </text:span><text:span text:style-name="Source_20_Text"><text:span text:style-name="T7">shapes</text:span></text:span><text:span text:style-name="T2"> array demonstrates upcasting. The </text:span><text:span text:style-name="Source_20_Text"><text:span text:style-name="T7">Circle</text:span></text:span><text:span text:style-name="T2"> and </text:span><text:span text:style-name="Source_20_Text"><text:span text:style-name="T7">Rectangle</text:span></text:span><text:span text:style-name="T2"> references are stored in </text:span><text:span text:style-name="Source_20_Text"><text:span text:style-name="T7">shapes[0]</text:span></text:span><text:span text:style-name="T2"> and </text:span><text:span text:style-name="Source_20_Text"><text:span text:style-name="T7">shapes[1]</text:span></text:span><text:span text:style-name="T2"> and are upcast to type </text:span><text:span text:style-name="Source_20_Text"><text:span text:style-name="T7">Shape</text:span></text:span><text:span text:style-name="T2">. Each of </text:span><text:span text:style-name="Source_20_Text"><text:span text:style-name="T7">shapes[0]</text:span></text:span><text:span text:style-name="T2"> and </text:span><text:span text:style-name="Source_20_Text"><text:span text:style-name="T7">shapes[1]</text:span></text:span><text:span text:style-name="T2"> is regarded as a </text:span><text:span text:style-name="Source_20_Text"><text:span text:style-name="T7">Shape</text:span></text:span><text:span text:style-name="T2">instance: </text:span><text:span text:style-name="Source_20_Text"><text:span text:style-name="T7">shapes[0]</text:span></text:span><text:span text:style-name="T2"> isn't regarded as a </text:span><text:span text:style-name="Source_20_Text"><text:span text:style-name="T7">Circle</text:span></text:span><text:span text:style-name="T2">; </text:span><text:span text:style-name="Source_20_Text"><text:span text:style-name="T7">shapes[1]</text:span></text:span><text:span text:style-name="T2"> isn't regarded as a </text:span><text:span text:style-name="Source_20_Text"><text:span text:style-name="T7">Rectangle</text:span></text:span><text:span text:style-name="T2">.</text:span></text:p>
      <text:p text:style-name="P5"><text:span text:style-name="T2">Late binding is demonstrated by the </text:span><text:span text:style-name="Source_20_Text"><text:span text:style-name="T7">shapes[i].draw();</text:span></text:span><text:span text:style-name="T2"> expression. When </text:span><text:span text:style-name="Source_20_Text"><text:span text:style-name="T7">i</text:span></text:span><text:span text:style-name="T2">equals </text:span><text:span text:style-name="Source_20_Text"><text:span text:style-name="T7">0</text:span></text:span><text:span text:style-name="T2">, the compiler-generated instruction causes </text:span><text:span text:style-name="Source_20_Text"><text:span text:style-name="T7">Circle</text:span></text:span><text:span text:style-name="T2">'s </text:span><text:span text:style-name="Source_20_Text"><text:span text:style-name="T7">draw()</text:span></text:span><text:span text:style-name="T2"> method to be called. </text:span><text:soft-page-break/><text:span text:style-name="T2">When </text:span><text:span text:style-name="Source_20_Text"><text:span text:style-name="T7">i</text:span></text:span><text:span text:style-name="T2"> equals </text:span><text:span text:style-name="Source_20_Text"><text:span text:style-name="T7">1</text:span></text:span><text:span text:style-name="T2">, however, this instruction causes </text:span><text:span text:style-name="Source_20_Text"><text:span text:style-name="T7">Rectangle</text:span></text:span><text:span text:style-name="T2">'s </text:span><text:span text:style-name="Source_20_Text"><text:span text:style-name="T7">draw()</text:span></text:span><text:span text:style-name="T2"> method to be called. This is the essence of subtype polymorphism.</text:span></text:p>
      <text:p text:style-name="P5"><text:span text:style-name="T2">Assuming that all four source files (</text:span><text:span text:style-name="Source_20_Text"><text:span text:style-name="T7">Shapes.java</text:span></text:span><text:span text:style-name="T2">, </text:span><text:span text:style-name="Source_20_Text"><text:span text:style-name="T7">Shape.java</text:span></text:span><text:span text:style-name="T2">, </text:span><text:span text:style-name="Source_20_Text"><text:span text:style-name="T7">Rectangle.java</text:span></text:span><text:span text:style-name="T2">, and </text:span><text:span text:style-name="Source_20_Text"><text:span text:style-name="T7">Circle.java</text:span></text:span><text:span text:style-name="T2">) are located in the current directory, compile them via either of the following command lines:</text:span></text:p>
      <text:p text:style-name="P14"><text:span text:style-name="Source_20_Text"><text:span text:style-name="T7">javac *.java</text:span></text:span></text:p>
      <text:p text:style-name="P16"><text:span text:style-name="Source_20_Text"><text:span text:style-name="T7">javac Shapes.java</text:span></text:span></text:p>
      <text:p text:style-name="P6">Run the resulting application:</text:p>
      <text:p text:style-name="P14"><text:span text:style-name="Source_20_Text"><text:span text:style-name="T7">java Shapes</text:span></text:span></text:p>
      <text:p text:style-name="P6">You should observe the following output:</text:p>
      <text:p text:style-name="P14"><text:span text:style-name="Source_20_Text"><text:span text:style-name="T7">Drawing circle (10, 20, 30)</text:span></text:span></text:p>
      <text:p text:style-name="P16"><text:span text:style-name="Source_20_Text"><text:span text:style-name="T7">Drawing rectangle (20, 30, 40, 50)</text:span></text:span></text:p>
      <text:h text:style-name="P11" text:outline-level="2">Abstract classes and methods</text:h>
      <text:p text:style-name="P5"><text:span text:style-name="T2">When designing class hierarchies, you'll find that classes nearer the top of these hierarchies are more generic than classes that are lower down. For example, a </text:span><text:span text:style-name="Source_20_Text"><text:span text:style-name="T7">Vehicle</text:span></text:span><text:span text:style-name="T2"> superclass is more generic than a </text:span><text:span text:style-name="Source_20_Text"><text:span text:style-name="T7">Truck</text:span></text:span><text:span text:style-name="T2"> subclass. Similarly, a </text:span><text:span text:style-name="Source_20_Text"><text:span text:style-name="T7">Shape</text:span></text:span><text:span text:style-name="T2">superclass is more generic than a </text:span><text:span text:style-name="Source_20_Text"><text:span text:style-name="T7">Circle</text:span></text:span><text:span text:style-name="T2"> or a </text:span><text:span text:style-name="Source_20_Text"><text:span text:style-name="T7">Rectangle</text:span></text:span><text:span text:style-name="T2"> subclass.</text:span></text:p>
      <text:p text:style-name="P5"><text:span text:style-name="T2">It doesn't make sense to instantiate a generic class. After all, what would a </text:span><text:span text:style-name="Source_20_Text"><text:span text:style-name="T7">Vehicle</text:span></text:span><text:span text:style-name="T2"> object describe? Similarly, what kind of shape is represented by a </text:span><text:span text:style-name="Source_20_Text"><text:span text:style-name="T7">Shape</text:span></text:span><text:span text:style-name="T2"> object? Rather than code an empty </text:span><text:span text:style-name="Source_20_Text"><text:span text:style-name="T7">draw()</text:span></text:span><text:span text:style-name="T2"> method in </text:span><text:span text:style-name="Source_20_Text"><text:span text:style-name="T7">Shape</text:span></text:span><text:span text:style-name="T2">, we can prevent this method from being called and this class from being instantiated by declaring both entities to be abstract.</text:span></text:p>
      <text:p text:style-name="P5"><text:span text:style-name="T2">Java provides the </text:span><text:span text:style-name="Source_20_Text"><text:span text:style-name="T7">abstract</text:span></text:span><text:span text:style-name="T2"> reserved word to declare a class that cannot be instantiated. The compiler reports an error when you try to instantiate this class. </text:span><text:span text:style-name="Source_20_Text"><text:span text:style-name="T7">abstract</text:span></text:span><text:span text:style-name="T2"> is also used to declare a method without a body. </text:span><text:soft-page-break/><text:span text:style-name="T2">The </text:span><text:span text:style-name="Source_20_Text"><text:span text:style-name="T7">draw()</text:span></text:span><text:span text:style-name="T2"> method doesn't need a body because it is unable to draw an abstract shape. Listing 3 demonstrates.</text:span></text:p>
      <text:h text:style-name="P18" text:outline-level="4">Listing 3. Abstracting the Shape class and its draw() method</text:h>
      <text:p text:style-name="P13"><text:span text:style-name="Source_20_Text"><text:span text:style-name="T10">abstract</text:span></text:span><text:span text:style-name="Source_20_Text"><text:span text:style-name="T4"> </text:span></text:span><text:span text:style-name="Source_20_Text"><text:span text:style-name="T10">class</text:span></text:span><text:span text:style-name="Source_20_Text"><text:span text:style-name="T4"> </text:span></text:span><text:span text:style-name="Source_20_Text"><text:span text:style-name="T11">Shape</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abstract</text:span></text:span><text:span text:style-name="Source_20_Text"><text:span text:style-name="T4"> </text:span></text:span><text:span text:style-name="Source_20_Text"><text:span text:style-name="T10">void</text:span></text:span><text:span text:style-name="Source_20_Text"><text:span text:style-name="T4"> draw</text:span></text:span><text:span text:style-name="Source_20_Text"><text:span text:style-name="T12">();</text:span></text:span><text:span text:style-name="Source_20_Text"><text:span text:style-name="T4"> </text:span></text:span><text:span text:style-name="Source_20_Text"><text:span text:style-name="T14">// semicolon is required</text:span></text:span></text:p>
      <text:p text:style-name="P15"><text:span text:style-name="Source_20_Text"><text:span text:style-name="T12">}</text:span></text:span></text:p>
      <text:h text:style-name="P17" text:outline-level="3">Abstract cautions</text:h>
      <text:p text:style-name="P7"><text:span text:style-name="T1">The compiler reports an error when you attempt to declare a class </text:span><text:span text:style-name="Source_20_Text"><text:span text:style-name="T17">abstract</text:span></text:span><text:span text:style-name="T1">and </text:span><text:span text:style-name="Source_20_Text"><text:span text:style-name="T17">final</text:span></text:span><text:span text:style-name="T1">. For example, the compiler complains about </text:span><text:span text:style-name="Source_20_Text"><text:span text:style-name="T17">abstract final class Shape</text:span></text:span><text:span text:style-name="T1"> because an abstract class cannot be instantiated and a final class cannot be extended. The compiler also reports an error when you declare a method </text:span><text:span text:style-name="Source_20_Text"><text:span text:style-name="T17">abstract</text:span></text:span><text:span text:style-name="T1"> but don't declare its class </text:span><text:span text:style-name="Source_20_Text"><text:span text:style-name="T17">abstract</text:span></text:span><text:span text:style-name="T1">. Removing </text:span><text:span text:style-name="Source_20_Text"><text:span text:style-name="T17">abstract</text:span></text:span><text:span text:style-name="T1"> from the </text:span><text:span text:style-name="Source_20_Text"><text:span text:style-name="T17">Shape</text:span></text:span><text:span text:style-name="T1"> class's header in Listing 3 would result in an error, for instance. This would be an error because a non-abstract (concrete) class cannot be instantiated when it contains an abstract method. Finally, when you extend an abstract class, the extending class must override all of the abstract methods, or else the extending class must itself be declared to be abstract; otherwise, the compiler will report an error.</text:span></text:p>
      <text:p text:style-name="P5"><text:span text:style-name="T2">An abstract class can declare fields, constructors, and non-abstract methods in addition to or instead of abstract methods. For example, an abstract </text:span><text:span text:style-name="Source_20_Text"><text:span text:style-name="T7">Vehicle</text:span></text:span><text:span text:style-name="T2">class might declare fields describing its make, model, and year. Also, it might declare a constructor to initialize these fields and concrete methods to return their values. Check out Listing 4.</text:span></text:p>
      <text:h text:style-name="P18" text:outline-level="4">Listing 4. Abstracting a vehicle</text:h>
      <text:p text:style-name="P13"><text:span text:style-name="Source_20_Text"><text:span text:style-name="T10">abstract</text:span></text:span><text:span text:style-name="Source_20_Text"><text:span text:style-name="T4"> </text:span></text:span><text:span text:style-name="Source_20_Text"><text:span text:style-name="T10">class</text:span></text:span><text:span text:style-name="Source_20_Text"><text:span text:style-name="T4"> </text:span></text:span><text:span text:style-name="Source_20_Text"><text:span text:style-name="T11">Vehicle</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private</text:span></text:span><text:span text:style-name="Source_20_Text"><text:span text:style-name="T4"> </text:span></text:span><text:span text:style-name="Source_20_Text"><text:span text:style-name="T11">String</text:span></text:span><text:span text:style-name="Source_20_Text"><text:span text:style-name="T4"> make</text:span></text:span><text:span text:style-name="Source_20_Text"><text:span text:style-name="T12">,</text:span></text:span><text:span text:style-name="Source_20_Text"><text:span text:style-name="T4"> model</text:span></text:span><text:span text:style-name="Source_20_Text"><text:span text:style-name="T12">;</text:span></text:span></text:p>
      <text:p text:style-name="P15"><text:span text:style-name="Source_20_Text"><text:span text:style-name="T6"><text:s text:c="3"/></text:span></text:span><text:span text:style-name="Source_20_Text"><text:span text:style-name="T10">private</text:span></text:span><text:span text:style-name="Source_20_Text"><text:span text:style-name="T4"> </text:span></text:span><text:span text:style-name="Source_20_Text"><text:span text:style-name="T10">int</text:span></text:span><text:span text:style-name="Source_20_Text"><text:span text:style-name="T4"> year</text:span></text:span><text:span text:style-name="Source_20_Text"><text:span text:style-name="T12">;</text:span></text:span></text:p>
      <text:p text:style-name="P15"/>
      <text:p text:style-name="P15"><text:span text:style-name="Source_20_Text"><text:span text:style-name="T6"><text:s text:c="3"/></text:span></text:span><text:span text:style-name="Source_20_Text"><text:span text:style-name="T11">Vehicle</text:span></text:span><text:span text:style-name="Source_20_Text"><text:span text:style-name="T12">(</text:span></text:span><text:span text:style-name="Source_20_Text"><text:span text:style-name="T11">String</text:span></text:span><text:span text:style-name="Source_20_Text"><text:span text:style-name="T4"> make</text:span></text:span><text:span text:style-name="Source_20_Text"><text:span text:style-name="T12">,</text:span></text:span><text:span text:style-name="Source_20_Text"><text:span text:style-name="T4"> </text:span></text:span><text:span text:style-name="Source_20_Text"><text:span text:style-name="T11">String</text:span></text:span><text:span text:style-name="Source_20_Text"><text:span text:style-name="T4"> model</text:span></text:span><text:span text:style-name="Source_20_Text"><text:span text:style-name="T12">,</text:span></text:span><text:span text:style-name="Source_20_Text"><text:span text:style-name="T4"> </text:span></text:span><text:span text:style-name="Source_20_Text"><text:span text:style-name="T10">int</text:span></text:span><text:span text:style-name="Source_20_Text"><text:span text:style-name="T4"> year</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make </text:span></text:span><text:span text:style-name="Source_20_Text"><text:span text:style-name="T12">=</text:span></text:span><text:span text:style-name="Source_20_Text"><text:span text:style-name="T4"> make</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model </text:span></text:span><text:span text:style-name="Source_20_Text"><text:span text:style-name="T12">=</text:span></text:span><text:span text:style-name="Source_20_Text"><text:span text:style-name="T4"> model</text:span></text:span><text:span text:style-name="Source_20_Text"><text:span text:style-name="T12">;</text:span></text:span></text:p>
      <text:p text:style-name="P15"><text:span text:style-name="Source_20_Text"><text:span text:style-name="T6"><text:s text:c="6"/></text:span></text:span><text:span text:style-name="Source_20_Text"><text:span text:style-name="T10">this</text:span></text:span><text:span text:style-name="Source_20_Text"><text:span text:style-name="T12">.</text:span></text:span><text:span text:style-name="Source_20_Text"><text:span text:style-name="T4">year </text:span></text:span><text:span text:style-name="Source_20_Text"><text:span text:style-name="T12">=</text:span></text:span><text:span text:style-name="Source_20_Text"><text:span text:style-name="T4"> year</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oft-page-break/></text:p>
      <text:p text:style-name="P15"><text:span text:style-name="Source_20_Text"><text:span text:style-name="T6"><text:s text:c="3"/></text:span></text:span><text:span text:style-name="Source_20_Text"><text:span text:style-name="T11">String</text:span></text:span><text:span text:style-name="Source_20_Text"><text:span text:style-name="T4"> getMak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mak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
      <text:p text:style-name="P15"><text:span text:style-name="Source_20_Text"><text:span text:style-name="T6"><text:s text:c="3"/></text:span></text:span><text:span text:style-name="Source_20_Text"><text:span text:style-name="T11">String</text:span></text:span><text:span text:style-name="Source_20_Text"><text:span text:style-name="T4"> getModel</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model</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
      <text:p text:style-name="P15"><text:span text:style-name="Source_20_Text"><text:span text:style-name="T6"><text:s text:c="3"/></text:span></text:span><text:span text:style-name="Source_20_Text"><text:span text:style-name="T10">int</text:span></text:span><text:span text:style-name="Source_20_Text"><text:span text:style-name="T4"> getYear</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year</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
      <text:p text:style-name="P15"><text:span text:style-name="Source_20_Text"><text:span text:style-name="T6"><text:s text:c="3"/></text:span></text:span><text:span text:style-name="Source_20_Text"><text:span text:style-name="T10">abstract</text:span></text:span><text:span text:style-name="Source_20_Text"><text:span text:style-name="T4"> </text:span></text:span><text:span text:style-name="Source_20_Text"><text:span text:style-name="T10">void</text:span></text:span><text:span text:style-name="Source_20_Text"><text:span text:style-name="T4"> move</text:span></text:span><text:span text:style-name="Source_20_Text"><text:span text:style-name="T12">();</text:span></text:span></text:p>
      <text:p text:style-name="P15"><text:span text:style-name="Source_20_Text"><text:span text:style-name="T12">}</text:span></text:span></text:p>
      <text:p text:style-name="P5"><text:span text:style-name="T2">You'll note that </text:span><text:span text:style-name="Source_20_Text"><text:span text:style-name="T7">Vehicle</text:span></text:span><text:span text:style-name="T2"> declares an abstract </text:span><text:span text:style-name="Source_20_Text"><text:span text:style-name="T7">move()</text:span></text:span><text:span text:style-name="T2"> method to describe the movement of a vehicle. For example, a car rolls down the road, a boat sails across the water, and a plane flies through the air. </text:span><text:span text:style-name="Source_20_Text"><text:span text:style-name="T7">Vehicle</text:span></text:span><text:span text:style-name="T2">'s subclasses would override </text:span><text:span text:style-name="Source_20_Text"><text:span text:style-name="T7">move()</text:span></text:span><text:span text:style-name="T2"> and provide an appropriate description. They would also inherit the methods and their constructors would call </text:span><text:span text:style-name="Source_20_Text"><text:span text:style-name="T7">Vehicle</text:span></text:span><text:span text:style-name="T2">'s constructor.</text:span></text:p>
      <text:h text:style-name="P11" text:outline-level="2">Downcasting and RTTI</text:h>
      <text:p text:style-name="P5"><text:span text:style-name="T2">Moving up the class hierarchy, via upcasting, entails losing access to subtype features. For example, assigning a </text:span><text:span text:style-name="Source_20_Text"><text:span text:style-name="T7">Circle</text:span></text:span><text:span text:style-name="T2"> object to </text:span><text:span text:style-name="Source_20_Text"><text:span text:style-name="T7">Shape</text:span></text:span><text:span text:style-name="T2"> variable </text:span><text:span text:style-name="Source_20_Text"><text:span text:style-name="T7">s</text:span></text:span><text:span text:style-name="T2"> means that you cannot use </text:span><text:span text:style-name="Source_20_Text"><text:span text:style-name="T7">s</text:span></text:span><text:span text:style-name="T2"> to call </text:span><text:span text:style-name="Source_20_Text"><text:span text:style-name="T7">Circle</text:span></text:span><text:span text:style-name="T2">'s </text:span><text:span text:style-name="Source_20_Text"><text:span text:style-name="T7">getRadius()</text:span></text:span><text:span text:style-name="T2"> method. However, it's possible to once again access </text:span><text:span text:style-name="Source_20_Text"><text:span text:style-name="T7">Circle</text:span></text:span><text:span text:style-name="T2">'s </text:span><text:span text:style-name="Source_20_Text"><text:span text:style-name="T7">getRadius()</text:span></text:span><text:span text:style-name="T2"> method by performing an </text:span><text:span text:style-name="Emphasis"><text:span text:style-name="T2">explicit cast operation</text:span></text:span><text:span text:style-name="T2"> like this one: </text:span><text:span text:style-name="Source_20_Text"><text:span text:style-name="T7">Circle c = (Circle) s;</text:span></text:span><text:span text:style-name="T2">.</text:span></text:p>
      <text:p text:style-name="P5"><text:span text:style-name="T2">This assignment is known as </text:span><text:span text:style-name="Emphasis"><text:span text:style-name="T2">downcasting</text:span></text:span><text:span text:style-name="T2"> because you are casting down the inheritance hierarchy from a supertype to a subtype (from the </text:span><text:span text:style-name="Source_20_Text"><text:span text:style-name="T7">Shape</text:span></text:span><text:span text:style-name="T2"> superclass to the </text:span><text:span text:style-name="Source_20_Text"><text:span text:style-name="T7">Circle</text:span></text:span><text:span text:style-name="T2"> subclass). Although an upcast is always safe (the superclass's interface is a subset of the subclass's interface), a downcast isn't always safe. </text:span><text:soft-page-break/><text:span text:style-name="T2">Listing 5 shows what kind of trouble could ensue if you use downcasting incorrectly.</text:span></text:p>
      <text:h text:style-name="P18" text:outline-level="4">Listing 5. The problem with downcasting</text:h>
      <text:p text:style-name="P13"><text:span text:style-name="Source_20_Text"><text:span text:style-name="T10">class</text:span></text:span><text:span text:style-name="Source_20_Text"><text:span text:style-name="T4"> </text:span></text:span><text:span text:style-name="Source_20_Text"><text:span text:style-name="T11">Superclass</text:span></text:span></text:p>
      <text:p text:style-name="P15"><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Subclass</text:span></text:span><text:span text:style-name="Source_20_Text"><text:span text:style-name="T4"> </text:span></text:span><text:span text:style-name="Source_20_Text"><text:span text:style-name="T10">extends</text:span></text:span><text:span text:style-name="Source_20_Text"><text:span text:style-name="T4"> </text:span></text:span><text:span text:style-name="Source_20_Text"><text:span text:style-name="T11">Superclass</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void</text:span></text:span><text:span text:style-name="Source_20_Text"><text:span text:style-name="T4"> method</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public</text:span></text:span><text:span text:style-name="Source_20_Text"><text:span text:style-name="T4"> </text:span></text:span><text:span text:style-name="Source_20_Text"><text:span text:style-name="T10">class</text:span></text:span><text:span text:style-name="Source_20_Text"><text:span text:style-name="T4"> </text:span></text:span><text:span text:style-name="Source_20_Text"><text:span text:style-name="T11">BadDowncast</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public</text:span></text:span><text:span text:style-name="Source_20_Text"><text:span text:style-name="T4"> </text:span></text:span><text:span text:style-name="Source_20_Text"><text:span text:style-name="T10">static</text:span></text:span><text:span text:style-name="Source_20_Text"><text:span text:style-name="T4"> </text:span></text:span><text:span text:style-name="Source_20_Text"><text:span text:style-name="T10">void</text:span></text:span><text:span text:style-name="Source_20_Text"><text:span text:style-name="T4"> main</text:span></text:span><text:span text:style-name="Source_20_Text"><text:span text:style-name="T12">(</text:span></text:span><text:span text:style-name="Source_20_Text"><text:span text:style-name="T11">String</text:span></text:span><text:span text:style-name="Source_20_Text"><text:span text:style-name="T12">[]</text:span></text:span><text:span text:style-name="Source_20_Text"><text:span text:style-name="T4"> args</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1">Superclass</text:span></text:span><text:span text:style-name="Source_20_Text"><text:span text:style-name="T4"> superclass </text:span></text:span><text:span text:style-name="Source_20_Text"><text:span text:style-name="T12">=</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Superclass</text:span></text:span><text:span text:style-name="Source_20_Text"><text:span text:style-name="T12">();</text:span></text:span></text:p>
      <text:p text:style-name="P15"><text:span text:style-name="Source_20_Text"><text:span text:style-name="T6"><text:s text:c="6"/></text:span></text:span><text:span text:style-name="Source_20_Text"><text:span text:style-name="T11">Subclass</text:span></text:span><text:span text:style-name="Source_20_Text"><text:span text:style-name="T4"> subclass </text:span></text:span><text:span text:style-name="Source_20_Text"><text:span text:style-name="T12">=</text:span></text:span><text:span text:style-name="Source_20_Text"><text:span text:style-name="T4"> </text:span></text:span><text:span text:style-name="Source_20_Text"><text:span text:style-name="T12">(</text:span></text:span><text:span text:style-name="Source_20_Text"><text:span text:style-name="T11">Subclass</text:span></text:span><text:span text:style-name="Source_20_Text"><text:span text:style-name="T12">)</text:span></text:span><text:span text:style-name="Source_20_Text"><text:span text:style-name="T4"> superclass</text:span></text:span><text:span text:style-name="Source_20_Text"><text:span text:style-name="T12">;</text:span></text:span></text:p>
      <text:p text:style-name="P15"><text:span text:style-name="Source_20_Text"><text:span text:style-name="T6"><text:s text:c="6"/></text:span></text:span><text:span text:style-name="Source_20_Text"><text:span text:style-name="T4">subclass</text:span></text:span><text:span text:style-name="Source_20_Text"><text:span text:style-name="T12">.</text:span></text:span><text:span text:style-name="Source_20_Text"><text:span text:style-name="T4">method</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5"><text:span text:style-name="T2">Listing 5 presents a class hierarchy consisting of </text:span><text:span text:style-name="Source_20_Text"><text:span text:style-name="T7">Superclass</text:span></text:span><text:span text:style-name="T2"> and </text:span><text:span text:style-name="Source_20_Text"><text:span text:style-name="T7">Subclass</text:span></text:span><text:span text:style-name="T2">, which extends </text:span><text:span text:style-name="Source_20_Text"><text:span text:style-name="T7">Superclass</text:span></text:span><text:span text:style-name="T2">. Furthermore, </text:span><text:span text:style-name="Source_20_Text"><text:span text:style-name="T7">Subclass</text:span></text:span><text:span text:style-name="T2"> declares </text:span><text:span text:style-name="Source_20_Text"><text:span text:style-name="T7">method()</text:span></text:span><text:span text:style-name="T2">. A third class named </text:span><text:span text:style-name="Source_20_Text"><text:span text:style-name="T7">BadDowncast</text:span></text:span><text:span text:style-name="T2"> provides a </text:span><text:span text:style-name="Source_20_Text"><text:span text:style-name="T7">main()</text:span></text:span><text:span text:style-name="T2"> method that instantiates </text:span><text:span text:style-name="Source_20_Text"><text:span text:style-name="T7">Superclass</text:span></text:span><text:span text:style-name="T2">. </text:span><text:span text:style-name="Source_20_Text"><text:span text:style-name="T7">BadDowncast</text:span></text:span><text:span text:style-name="T2"> then tries to downcast this object to </text:span><text:span text:style-name="Source_20_Text"><text:span text:style-name="T7">Subclass</text:span></text:span><text:span text:style-name="T2"> and assign the result to variable </text:span><text:span text:style-name="Source_20_Text"><text:span text:style-name="T7">subclass</text:span></text:span><text:span text:style-name="T2">.</text:span></text:p>
      <text:p text:style-name="P5"><text:span text:style-name="T2">In this case the compiler will not complain because downcasting from a superclass to a subclass in the same type hierarchy is legal. That said, if the assignment was allowed the application would crash when it tried to execute </text:span><text:span text:style-name="Source_20_Text"><text:span text:style-name="T7">subclass.method();</text:span></text:span><text:span text:style-name="T2">. In this case the JVM would be attempting to call a nonexistent method, because </text:span><text:span text:style-name="Source_20_Text"><text:span text:style-name="T7">Superclass</text:span></text:span><text:span text:style-name="T2"> doesn't declare </text:span><text:span text:style-name="Source_20_Text"><text:span text:style-name="T7">method()</text:span></text:span><text:span text:style-name="T2">. Fortunately, the JVM verifies that a cast is legal before performing a cast operation. Detecting that </text:span><text:span text:style-name="Source_20_Text"><text:span text:style-name="T7">Superclass</text:span></text:span><text:span text:style-name="T2"> doesn't declare </text:span><text:span text:style-name="Source_20_Text"><text:span text:style-name="T7">method()</text:span></text:span><text:span text:style-name="T2">, it would throw a </text:span><text:span text:style-name="Source_20_Text"><text:span text:style-name="T7">ClassCastException</text:span></text:span><text:span text:style-name="T2"> object. (I'll discuss exceptions in a future article.)</text:span></text:p>
      <text:p text:style-name="P6"><text:soft-page-break/>Compile Listing 5 as follows:</text:p>
      <text:p text:style-name="P14"><text:span text:style-name="Source_20_Text"><text:span text:style-name="T7">javac BadDowncast.java</text:span></text:span></text:p>
      <text:p text:style-name="P6">Run the resulting application:</text:p>
      <text:p text:style-name="P14"><text:span text:style-name="Source_20_Text"><text:span text:style-name="T7">java BadDowncast</text:span></text:span></text:p>
      <text:p text:style-name="P6">You should observe the following output:</text:p>
      <text:p text:style-name="P12"><text:span text:style-name="Source_20_Text"><text:span text:style-name="T7">Exception in thread "main" java.lang.ClassCastException:</text:span></text:span></text:p>
      <text:p text:style-name="P16"><text:span text:style-name="Source_20_Text"><text:span text:style-name="T7">Superclass cannot be cast to Subclass</text:span></text:span></text:p>
      <text:p text:style-name="P16"><text:span text:style-name="Source_20_Text"><text:span text:style-name="T7">at BadDowncast.main(BadDowncast.java:17)</text:span></text:span></text:p>
      <text:h text:style-name="P11" text:outline-level="2">Runtime type identification</text:h>
      <text:p text:style-name="P5"><text:span text:style-name="T2">The JVM's cast verification in Listing 5 illustrates </text:span><text:span text:style-name="Emphasis"><text:span text:style-name="T2">runtime type identification</text:span></text:span><text:span text:style-name="T2"> (or RTTI, for short). Cast verification performs RTTI by examining the type of the cast operator's operand to see whether the cast should be allowed or not. In this scenario, the cast should not be allowed.</text:span></text:p>
      <text:p text:style-name="P5"><text:span text:style-name="T2">Another form of RTTI involves the </text:span><text:span text:style-name="Source_20_Text"><text:span text:style-name="T7">instanceof</text:span></text:span><text:span text:style-name="T2"> operator. This operator checks the left operand to see whether or not it's an instance of the right operand and returns true when this is the case. The following example introduces </text:span><text:span text:style-name="Source_20_Text"><text:span text:style-name="T7">instanceof</text:span></text:span><text:span text:style-name="T2"> to Listing 5, to prevent the </text:span><text:span text:style-name="Source_20_Text"><text:span text:style-name="T7">ClassCastException</text:span></text:span><text:span text:style-name="T2">:</text:span></text:p>
      <text:p text:style-name="P13"><text:span text:style-name="Source_20_Text"><text:span text:style-name="T10">if</text:span></text:span><text:span text:style-name="Source_20_Text"><text:span text:style-name="T4"> </text:span></text:span><text:span text:style-name="Source_20_Text"><text:span text:style-name="T12">(</text:span></text:span><text:span text:style-name="Source_20_Text"><text:span text:style-name="T4">superclass </text:span></text:span><text:span text:style-name="Source_20_Text"><text:span text:style-name="T10">instanceof</text:span></text:span><text:span text:style-name="Source_20_Text"><text:span text:style-name="T4"> </text:span></text:span><text:span text:style-name="Source_20_Text"><text:span text:style-name="T11">Subclass</text:span></text:span><text:span text:style-name="Source_20_Text"><text:span text:style-name="T12">)</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1">Subclass</text:span></text:span><text:span text:style-name="Source_20_Text"><text:span text:style-name="T4"> subclass </text:span></text:span><text:span text:style-name="Source_20_Text"><text:span text:style-name="T12">=</text:span></text:span><text:span text:style-name="Source_20_Text"><text:span text:style-name="T4"> </text:span></text:span><text:span text:style-name="Source_20_Text"><text:span text:style-name="T12">(</text:span></text:span><text:span text:style-name="Source_20_Text"><text:span text:style-name="T11">Subclass</text:span></text:span><text:span text:style-name="Source_20_Text"><text:span text:style-name="T12">)</text:span></text:span><text:span text:style-name="Source_20_Text"><text:span text:style-name="T4"> superclass</text:span></text:span><text:span text:style-name="Source_20_Text"><text:span text:style-name="T12">;</text:span></text:span></text:p>
      <text:p text:style-name="P15"><text:span text:style-name="Source_20_Text"><text:span text:style-name="T6"><text:s text:c="3"/></text:span></text:span><text:span text:style-name="Source_20_Text"><text:span text:style-name="T4">subclass</text:span></text:span><text:span text:style-name="Source_20_Text"><text:span text:style-name="T12">.</text:span></text:span><text:span text:style-name="Source_20_Text"><text:span text:style-name="T4">method</text:span></text:span><text:span text:style-name="Source_20_Text"><text:span text:style-name="T12">();</text:span></text:span></text:p>
      <text:p text:style-name="P15"><text:span text:style-name="Source_20_Text"><text:span text:style-name="T12">}</text:span></text:span></text:p>
      <text:p text:style-name="P5"><text:span text:style-name="T2">The </text:span><text:span text:style-name="Source_20_Text"><text:span text:style-name="T7">instanceof</text:span></text:span><text:span text:style-name="T2"> operator detects that variable </text:span><text:span text:style-name="Source_20_Text"><text:span text:style-name="T7">superclass</text:span></text:span><text:span text:style-name="T2">'s instance was not created from </text:span><text:span text:style-name="Source_20_Text"><text:span text:style-name="T7">Subclass</text:span></text:span><text:span text:style-name="T2"> and returns false to indicate this fact. As a result, the code that performs the illegal cast will not execute.</text:span></text:p>
      <text:p text:style-name="P5"><text:span text:style-name="T2">Because a subtype is a kind of supertype, </text:span><text:span text:style-name="Source_20_Text"><text:span text:style-name="T7">instanceof</text:span></text:span><text:span text:style-name="T2"> will return true when its left operand is a subtype instance or a supertype instance of its right operand supertype. The following example demonstrates:</text:span></text:p>
      <text:p text:style-name="P13"><text:soft-page-break/><text:span text:style-name="Source_20_Text"><text:span text:style-name="T11">Superclass</text:span></text:span><text:span text:style-name="Source_20_Text"><text:span text:style-name="T4"> superclass </text:span></text:span><text:span text:style-name="Source_20_Text"><text:span text:style-name="T12">=</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Superclass</text:span></text:span><text:span text:style-name="Source_20_Text"><text:span text:style-name="T12">();</text:span></text:span></text:p>
      <text:p text:style-name="P15"><text:span text:style-name="Source_20_Text"><text:span text:style-name="T11">Subclass</text:span></text:span><text:span text:style-name="Source_20_Text"><text:span text:style-name="T4"> subclass </text:span></text:span><text:span text:style-name="Source_20_Text"><text:span text:style-name="T12">=</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Subclass</text:span></text:span><text:span text:style-name="Source_20_Text"><text:span text:style-name="T12">();</text:span></text:span></text:p>
      <text:p text:style-name="P15"><text:span text:style-name="Source_20_Text"><text:span text:style-name="T11">System</text:span></text:span><text:span text:style-name="Source_20_Text"><text:span text:style-name="T12">.</text:span></text:span><text:span text:style-name="Source_20_Text"><text:span text:style-name="T10">out</text:span></text:span><text:span text:style-name="Source_20_Text"><text:span text:style-name="T12">.</text:span></text:span><text:span text:style-name="Source_20_Text"><text:span text:style-name="T4">println</text:span></text:span><text:span text:style-name="Source_20_Text"><text:span text:style-name="T12">(</text:span></text:span><text:span text:style-name="Source_20_Text"><text:span text:style-name="T4">subclass </text:span></text:span><text:span text:style-name="Source_20_Text"><text:span text:style-name="T10">instanceof</text:span></text:span><text:span text:style-name="Source_20_Text"><text:span text:style-name="T4"> </text:span></text:span><text:span text:style-name="Source_20_Text"><text:span text:style-name="T11">Superclass</text:span></text:span><text:span text:style-name="Source_20_Text"><text:span text:style-name="T12">);</text:span></text:span><text:span text:style-name="Source_20_Text"><text:span text:style-name="T4"> </text:span></text:span><text:span text:style-name="Source_20_Text"><text:span text:style-name="T14">// Output: true</text:span></text:span></text:p>
      <text:p text:style-name="P15"><text:span text:style-name="Source_20_Text"><text:span text:style-name="T11">System</text:span></text:span><text:span text:style-name="Source_20_Text"><text:span text:style-name="T12">.</text:span></text:span><text:span text:style-name="Source_20_Text"><text:span text:style-name="T10">out</text:span></text:span><text:span text:style-name="Source_20_Text"><text:span text:style-name="T12">.</text:span></text:span><text:span text:style-name="Source_20_Text"><text:span text:style-name="T4">println</text:span></text:span><text:span text:style-name="Source_20_Text"><text:span text:style-name="T12">(</text:span></text:span><text:span text:style-name="Source_20_Text"><text:span text:style-name="T4">superclass </text:span></text:span><text:span text:style-name="Source_20_Text"><text:span text:style-name="T10">instanceof</text:span></text:span><text:span text:style-name="Source_20_Text"><text:span text:style-name="T4"> </text:span></text:span><text:span text:style-name="Source_20_Text"><text:span text:style-name="T11">Superclass</text:span></text:span><text:span text:style-name="Source_20_Text"><text:span text:style-name="T12">);</text:span></text:span><text:span text:style-name="Source_20_Text"><text:span text:style-name="T4"> </text:span></text:span><text:span text:style-name="Source_20_Text"><text:span text:style-name="T14">// Output: true</text:span></text:span></text:p>
      <text:p text:style-name="P5"><text:span text:style-name="T2">This example assumes the class structure shown in Listing 5 and instantiates </text:span><text:span text:style-name="Source_20_Text"><text:span text:style-name="T7">Superclass</text:span></text:span><text:span text:style-name="T2"> and </text:span><text:span text:style-name="Source_20_Text"><text:span text:style-name="T7">Subclass</text:span></text:span><text:span text:style-name="T2">. The first </text:span><text:span text:style-name="Source_20_Text"><text:span text:style-name="T7">System.out.println()</text:span></text:span><text:span text:style-name="T2"> method call outputs </text:span><text:span text:style-name="Source_20_Text"><text:span text:style-name="T7">true</text:span></text:span><text:span text:style-name="T2"> because </text:span><text:span text:style-name="Source_20_Text"><text:span text:style-name="T7">subclass</text:span></text:span><text:span text:style-name="T2">'s reference identifies an instance of a subclass of </text:span><text:span text:style-name="Source_20_Text"><text:span text:style-name="T7">Superclass</text:span></text:span><text:span text:style-name="T2">; the second </text:span><text:span text:style-name="Source_20_Text"><text:span text:style-name="T7">System.out.println()</text:span></text:span><text:span text:style-name="T2"> method call outputs </text:span><text:span text:style-name="Source_20_Text"><text:span text:style-name="T7">true</text:span></text:span><text:span text:style-name="T2">because </text:span><text:span text:style-name="Source_20_Text"><text:span text:style-name="T7">superclass</text:span></text:span><text:span text:style-name="T2">'s reference identifies an instance of </text:span><text:span text:style-name="Source_20_Text"><text:span text:style-name="T7">Superclass</text:span></text:span><text:span text:style-name="T2">.</text:span></text:p>
      <text:h text:style-name="P17" text:outline-level="3">Don't overuse instanceof</text:h>
      <text:p text:style-name="P7"><text:span text:style-name="T1">Overusing the </text:span><text:span text:style-name="Source_20_Text"><text:span text:style-name="T17">instanceof</text:span></text:span><text:span text:style-name="T1"> operator can indicate poor software design. For example, suppose you decide to use multiple </text:span><text:span text:style-name="Source_20_Text"><text:span text:style-name="T17">instanceof</text:span></text:span><text:span text:style-name="T1"> expressions to determine whether a </text:span><text:span text:style-name="Source_20_Text"><text:span text:style-name="T17">shape</text:span></text:span><text:span text:style-name="T1"> object is a </text:span><text:span text:style-name="Source_20_Text"><text:span text:style-name="T17">Square</text:span></text:span><text:span text:style-name="T1">, a </text:span><text:span text:style-name="Source_20_Text"><text:span text:style-name="T17">Circle</text:span></text:span><text:span text:style-name="T1">, or some other </text:span><text:span text:style-name="Source_20_Text"><text:span text:style-name="T17">Shape</text:span></text:span><text:span text:style-name="T1"> subtype. When you introduce a new </text:span><text:span text:style-name="Source_20_Text"><text:span text:style-name="T17">Shape</text:span></text:span><text:span text:style-name="T1"> subtype, you might forget to include an </text:span><text:span text:style-name="Source_20_Text"><text:span text:style-name="T17">instanceof</text:span></text:span><text:span text:style-name="T1"> test to see if </text:span><text:span text:style-name="Source_20_Text"><text:span text:style-name="T17">shape</text:span></text:span><text:span text:style-name="T1"> is an instance of that type, which would lead to a bug. Minimize your reliance on </text:span><text:span text:style-name="Source_20_Text"><text:span text:style-name="T17">instanceof</text:span></text:span><text:span text:style-name="T1"> to special cases. Most of the time, you'll be better off using subtype polymorphism.</text:span></text:p>
      <text:h text:style-name="P11" text:outline-level="2">Covariant return types</text:h>
      <text:p text:style-name="P5"><text:span text:style-name="T2">A </text:span><text:span text:style-name="Emphasis"><text:span text:style-name="T2">covariant return type</text:span></text:span><text:span text:style-name="T2"> is a method return type that, in the superclass's method declaration, is the supertype of the return type in the subclass's overriding method declaration. I've created a small application that demonstrates this language feature. Check out Listing 6 for the source code.</text:span></text:p>
      <text:h text:style-name="P18" text:outline-level="4">Listing 6. Demonstrating covariant return types</text:h>
      <text:p text:style-name="P13"><text:span text:style-name="Source_20_Text"><text:span text:style-name="T10">class</text:span></text:span><text:span text:style-name="Source_20_Text"><text:span text:style-name="T4"> </text:span></text:span><text:span text:style-name="Source_20_Text"><text:span text:style-name="T11">BaseReturnType</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5">@Override</text:span></text:span></text:p>
      <text:p text:style-name="P15"><text:span text:style-name="Source_20_Text"><text:span text:style-name="T6"><text:s text:c="3"/></text:span></text:span><text:span text:style-name="Source_20_Text"><text:span text:style-name="T10">public</text:span></text:span><text:span text:style-name="Source_20_Text"><text:span text:style-name="T4"> </text:span></text:span><text:span text:style-name="Source_20_Text"><text:span text:style-name="T11">String</text:span></text:span><text:span text:style-name="Source_20_Text"><text:span text:style-name="T4"> toString</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text:span></text:span><text:span text:style-name="Source_20_Text"><text:span text:style-name="T16">"base class return 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DerivedReturnType</text:span></text:span><text:span text:style-name="Source_20_Text"><text:span text:style-name="T4"> </text:span></text:span><text:span text:style-name="Source_20_Text"><text:span text:style-name="T10">extends</text:span></text:span><text:span text:style-name="Source_20_Text"><text:span text:style-name="T4"> </text:span></text:span><text:span text:style-name="Source_20_Text"><text:span text:style-name="T11">BaseReturnType</text:span></text:span></text:p>
      <text:p text:style-name="P15"><text:span text:style-name="Source_20_Text"><text:span text:style-name="T12">{</text:span></text:span></text:p>
      <text:p text:style-name="P15"><text:soft-page-break/><text:span text:style-name="Source_20_Text"><text:span text:style-name="T6"><text:s text:c="3"/></text:span></text:span><text:span text:style-name="Source_20_Text"><text:span text:style-name="T15">@Override</text:span></text:span></text:p>
      <text:p text:style-name="P15"><text:span text:style-name="Source_20_Text"><text:span text:style-name="T6"><text:s text:c="3"/></text:span></text:span><text:span text:style-name="Source_20_Text"><text:span text:style-name="T10">public</text:span></text:span><text:span text:style-name="Source_20_Text"><text:span text:style-name="T4"> </text:span></text:span><text:span text:style-name="Source_20_Text"><text:span text:style-name="T11">String</text:span></text:span><text:span text:style-name="Source_20_Text"><text:span text:style-name="T4"> toString</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text:span></text:span><text:span text:style-name="Source_20_Text"><text:span text:style-name="T16">"derived class return 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BaseClass</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1">BaseReturnType</text:span></text:span><text:span text:style-name="Source_20_Text"><text:span text:style-name="T4"> createReturn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BaseReturn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DerivedClass</text:span></text:span><text:span text:style-name="Source_20_Text"><text:span text:style-name="T4"> </text:span></text:span><text:span text:style-name="Source_20_Text"><text:span text:style-name="T10">extends</text:span></text:span><text:span text:style-name="Source_20_Text"><text:span text:style-name="T4"> </text:span></text:span><text:span text:style-name="Source_20_Text"><text:span text:style-name="T11">BaseClass</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5">@Override</text:span></text:span></text:p>
      <text:p text:style-name="P15"><text:span text:style-name="Source_20_Text"><text:span text:style-name="T6"><text:s text:c="3"/></text:span></text:span><text:span text:style-name="Source_20_Text"><text:span text:style-name="Strong_20_Emphasis"><text:span text:style-name="T11">DerivedReturnType</text:span></text:span></text:span><text:span text:style-name="Source_20_Text"><text:span text:style-name="T4"> createReturn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Strong_20_Emphasis"><text:span text:style-name="T11">DerivedReturnType</text:span></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public</text:span></text:span><text:span text:style-name="Source_20_Text"><text:span text:style-name="T4"> </text:span></text:span><text:span text:style-name="Source_20_Text"><text:span text:style-name="T10">class</text:span></text:span><text:span text:style-name="Source_20_Text"><text:span text:style-name="T4"> </text:span></text:span><text:span text:style-name="Source_20_Text"><text:span text:style-name="T11">CRTDemo</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public</text:span></text:span><text:span text:style-name="Source_20_Text"><text:span text:style-name="T4"> </text:span></text:span><text:span text:style-name="Source_20_Text"><text:span text:style-name="T10">static</text:span></text:span><text:span text:style-name="Source_20_Text"><text:span text:style-name="T4"> </text:span></text:span><text:span text:style-name="Source_20_Text"><text:span text:style-name="T10">void</text:span></text:span><text:span text:style-name="Source_20_Text"><text:span text:style-name="T4"> main</text:span></text:span><text:span text:style-name="Source_20_Text"><text:span text:style-name="T12">(</text:span></text:span><text:span text:style-name="Source_20_Text"><text:span text:style-name="T11">String</text:span></text:span><text:span text:style-name="Source_20_Text"><text:span text:style-name="T12">[]</text:span></text:span><text:span text:style-name="Source_20_Text"><text:span text:style-name="T4"> args</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1">BaseReturnType</text:span></text:span><text:span text:style-name="Source_20_Text"><text:span text:style-name="T4"> brt </text:span></text:span><text:span text:style-name="Source_20_Text"><text:span text:style-name="T12">=</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BaseClass</text:span></text:span><text:span text:style-name="Source_20_Text"><text:span text:style-name="T12">().</text:span></text:span><text:span text:style-name="Source_20_Text"><text:span text:style-name="T4">createReturnType</text:span></text:span><text:span text:style-name="Source_20_Text"><text:span text:style-name="T12">();</text:span></text:span></text:p>
      <text:p text:style-name="P15"><text:span text:style-name="Source_20_Text"><text:span text:style-name="T6"><text:s text:c="6"/></text:span></text:span><text:span text:style-name="Source_20_Text"><text:span text:style-name="T11">System</text:span></text:span><text:span text:style-name="Source_20_Text"><text:span text:style-name="T12">.</text:span></text:span><text:span text:style-name="Source_20_Text"><text:span text:style-name="T10">out</text:span></text:span><text:span text:style-name="Source_20_Text"><text:span text:style-name="T12">.</text:span></text:span><text:span text:style-name="Source_20_Text"><text:span text:style-name="T4">println</text:span></text:span><text:span text:style-name="Source_20_Text"><text:span text:style-name="T12">(</text:span></text:span><text:span text:style-name="Source_20_Text"><text:span text:style-name="T4">brt</text:span></text:span><text:span text:style-name="Source_20_Text"><text:span text:style-name="T12">);</text:span></text:span></text:p>
      <text:p text:style-name="P15"><text:span text:style-name="Source_20_Text"><text:span text:style-name="T6"><text:s text:c="6"/></text:span></text:span><text:span text:style-name="Source_20_Text"><text:span text:style-name="Strong_20_Emphasis"><text:span text:style-name="T11">DerivedReturnType</text:span></text:span></text:span><text:span text:style-name="Source_20_Text"><text:span text:style-name="Strong_20_Emphasis"><text:span text:style-name="T5"> drt </text:span></text:span></text:span><text:span text:style-name="Source_20_Text"><text:span text:style-name="Strong_20_Emphasis"><text:span text:style-name="T13">=</text:span></text:span></text:span><text:span text:style-name="Source_20_Text"><text:span text:style-name="Strong_20_Emphasis"><text:span text:style-name="T5"> </text:span></text:span></text:span><text:span text:style-name="Source_20_Text"><text:span text:style-name="Strong_20_Emphasis"><text:span text:style-name="T10">new</text:span></text:span></text:span><text:span text:style-name="Source_20_Text"><text:span text:style-name="Strong_20_Emphasis"><text:span text:style-name="T5"> </text:span></text:span></text:span><text:span text:style-name="Source_20_Text"><text:span text:style-name="Strong_20_Emphasis"><text:span text:style-name="T11">DerivedClass</text:span></text:span></text:span><text:span text:style-name="Source_20_Text"><text:span text:style-name="Strong_20_Emphasis"><text:span text:style-name="T13">().</text:span></text:span></text:span><text:span text:style-name="Source_20_Text"><text:span text:style-name="Strong_20_Emphasis"><text:span text:style-name="T5">createReturnType</text:span></text:span></text:span><text:span text:style-name="Source_20_Text"><text:span text:style-name="Strong_20_Emphasis"><text:span text:style-name="T13">();</text:span></text:span></text:span></text:p>
      <text:p text:style-name="P15"><text:span text:style-name="Source_20_Text"><text:span text:style-name="T6"><text:s text:c="6"/></text:span></text:span><text:span text:style-name="Source_20_Text"><text:span text:style-name="T11">System</text:span></text:span><text:span text:style-name="Source_20_Text"><text:span text:style-name="T12">.</text:span></text:span><text:span text:style-name="Source_20_Text"><text:span text:style-name="T10">out</text:span></text:span><text:span text:style-name="Source_20_Text"><text:span text:style-name="T12">.</text:span></text:span><text:span text:style-name="Source_20_Text"><text:span text:style-name="T4">println</text:span></text:span><text:span text:style-name="Source_20_Text"><text:span text:style-name="T12">(</text:span></text:span><text:span text:style-name="Source_20_Text"><text:span text:style-name="T4">drt</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5"><text:span text:style-name="T2">Listing 6 declares </text:span><text:span text:style-name="Source_20_Text"><text:span text:style-name="T7">BaseReturnType</text:span></text:span><text:span text:style-name="T2"> and </text:span><text:span text:style-name="Source_20_Text"><text:span text:style-name="T7">BaseClass</text:span></text:span><text:span text:style-name="T2"> superclasses and </text:span><text:span text:style-name="Source_20_Text"><text:span text:style-name="T7">DerivedReturnType</text:span></text:span><text:span text:style-name="T2"> and </text:span><text:span text:style-name="Source_20_Text"><text:span text:style-name="T7">DerivedClass</text:span></text:span><text:span text:style-name="T2"> subclasses. Each of </text:span><text:span text:style-name="Source_20_Text"><text:span text:style-name="T7">BaseClass</text:span></text:span><text:span text:style-name="T2"> and </text:span><text:span text:style-name="Source_20_Text"><text:span text:style-name="T7">DerivedClass</text:span></text:span><text:span text:style-name="T2"> declares a </text:span><text:span text:style-name="Source_20_Text"><text:span text:style-name="T7">createReturnType()</text:span></text:span><text:span text:style-name="T2"> method. </text:span><text:span text:style-name="Source_20_Text"><text:span text:style-name="T7">BaseClass</text:span></text:span><text:span text:style-name="T2">'s method has its return type set to </text:span><text:span text:style-name="Source_20_Text"><text:span text:style-name="T7">BaseReturnType</text:span></text:span><text:span text:style-name="T2">, whereas </text:span><text:span text:style-name="Source_20_Text"><text:span text:style-name="T7">DerivedClass</text:span></text:span><text:span text:style-name="T2">'s overriding method has its return type set to </text:span><text:span text:style-name="Source_20_Text"><text:span text:style-name="T7">DerivedReturnType</text:span></text:span><text:span text:style-name="T2">, a subclass of </text:span><text:span text:style-name="Source_20_Text"><text:span text:style-name="T7">BaseReturnType</text:span></text:span><text:span text:style-name="T2">.</text:span></text:p>
      <text:p text:style-name="P5"><text:span text:style-name="T2">Covariant return types minimize upcasting and downcasting. For example, </text:span><text:span text:style-name="Source_20_Text"><text:span text:style-name="T7">DerivedClass</text:span></text:span><text:span text:style-name="T2">'s </text:span><text:span text:style-name="Source_20_Text"><text:span text:style-name="T7">createReturnType()</text:span></text:span><text:span text:style-name="T2"> method doesn't need to upcast its </text:span><text:span text:style-name="Source_20_Text"><text:span text:style-name="T7">DerivedReturnType</text:span></text:span><text:span text:style-name="T2"> instance to its </text:span><text:span text:style-name="Source_20_Text"><text:span text:style-name="T7">DerivedReturnType</text:span></text:span><text:span text:style-name="T2"> return type. Furthermore, </text:span><text:soft-page-break/><text:span text:style-name="T2">this instance doesn't need to be downcast to </text:span><text:span text:style-name="Source_20_Text"><text:span text:style-name="T7">DerivedReturnType</text:span></text:span><text:span text:style-name="T2">when assigning to variable </text:span><text:span text:style-name="Source_20_Text"><text:span text:style-name="T7">drt</text:span></text:span><text:span text:style-name="T2">.</text:span></text:p>
      <text:p text:style-name="P6">Compile Listing 6 as follows:</text:p>
      <text:p text:style-name="P14"><text:span text:style-name="Source_20_Text"><text:span text:style-name="T7">javac CRTDemo.java</text:span></text:span></text:p>
      <text:p text:style-name="P6">Run the resulting application:</text:p>
      <text:p text:style-name="P14"><text:span text:style-name="Source_20_Text"><text:span text:style-name="T7">java CRTDemo</text:span></text:span></text:p>
      <text:p text:style-name="P6">You should observe the following output:</text:p>
      <text:p text:style-name="P14"><text:span text:style-name="Source_20_Text"><text:span text:style-name="T7">base class return type</text:span></text:span></text:p>
      <text:p text:style-name="P16"><text:span text:style-name="Source_20_Text"><text:span text:style-name="T7">derived class return type</text:span></text:span></text:p>
      <text:p text:style-name="P6">In the absence of covariant return types, you would end up with Listing 7.</text:p>
      <text:h text:style-name="P18" text:outline-level="4">Listing 7. Demonstrating the absence of covariant return types</text:h>
      <text:p text:style-name="P13"><text:span text:style-name="Source_20_Text"><text:span text:style-name="T10">class</text:span></text:span><text:span text:style-name="Source_20_Text"><text:span text:style-name="T4"> </text:span></text:span><text:span text:style-name="Source_20_Text"><text:span text:style-name="T11">BaseReturnType</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5">@Override</text:span></text:span></text:p>
      <text:p text:style-name="P15"><text:span text:style-name="Source_20_Text"><text:span text:style-name="T6"><text:s text:c="3"/></text:span></text:span><text:span text:style-name="Source_20_Text"><text:span text:style-name="T10">public</text:span></text:span><text:span text:style-name="Source_20_Text"><text:span text:style-name="T4"> </text:span></text:span><text:span text:style-name="Source_20_Text"><text:span text:style-name="T11">String</text:span></text:span><text:span text:style-name="Source_20_Text"><text:span text:style-name="T4"> toString</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text:span></text:span><text:span text:style-name="Source_20_Text"><text:span text:style-name="T16">"base class return 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DerivedReturnType</text:span></text:span><text:span text:style-name="Source_20_Text"><text:span text:style-name="T4"> </text:span></text:span><text:span text:style-name="Source_20_Text"><text:span text:style-name="T10">extends</text:span></text:span><text:span text:style-name="Source_20_Text"><text:span text:style-name="T4"> </text:span></text:span><text:span text:style-name="Source_20_Text"><text:span text:style-name="T11">BaseReturnType</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5">@Override</text:span></text:span></text:p>
      <text:p text:style-name="P15"><text:span text:style-name="Source_20_Text"><text:span text:style-name="T6"><text:s text:c="3"/></text:span></text:span><text:span text:style-name="Source_20_Text"><text:span text:style-name="T10">public</text:span></text:span><text:span text:style-name="Source_20_Text"><text:span text:style-name="T4"> </text:span></text:span><text:span text:style-name="Source_20_Text"><text:span text:style-name="T11">String</text:span></text:span><text:span text:style-name="Source_20_Text"><text:span text:style-name="T4"> toString</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text:span></text:span><text:span text:style-name="Source_20_Text"><text:span text:style-name="T16">"derived class return 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BaseClass</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1">BaseReturnType</text:span></text:span><text:span text:style-name="Source_20_Text"><text:span text:style-name="T4"> createReturn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0">return</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BaseReturn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class</text:span></text:span><text:span text:style-name="Source_20_Text"><text:span text:style-name="T4"> </text:span></text:span><text:span text:style-name="Source_20_Text"><text:span text:style-name="T11">DerivedClass</text:span></text:span><text:span text:style-name="Source_20_Text"><text:span text:style-name="T4"> </text:span></text:span><text:span text:style-name="Source_20_Text"><text:span text:style-name="T10">extends</text:span></text:span><text:span text:style-name="Source_20_Text"><text:span text:style-name="T4"> </text:span></text:span><text:span text:style-name="Source_20_Text"><text:span text:style-name="T11">BaseClass</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5">@Override</text:span></text:span></text:p>
      <text:p text:style-name="P15"><text:span text:style-name="Source_20_Text"><text:span text:style-name="T6"><text:s text:c="3"/></text:span></text:span><text:span text:style-name="Source_20_Text"><text:span text:style-name="Strong_20_Emphasis"><text:span text:style-name="T11">BaseReturnType</text:span></text:span></text:span><text:span text:style-name="Source_20_Text"><text:span text:style-name="T4"> createReturnType</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oft-page-break/><text:span text:style-name="Source_20_Text"><text:span text:style-name="T6"><text:s text:c="6"/></text:span></text:span><text:span text:style-name="Source_20_Text"><text:span text:style-name="T10">return</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Strong_20_Emphasis"><text:span text:style-name="T11">DerivedReturnType</text:span></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15"/>
      <text:p text:style-name="P15"><text:span text:style-name="Source_20_Text"><text:span text:style-name="T10">public</text:span></text:span><text:span text:style-name="Source_20_Text"><text:span text:style-name="T4"> </text:span></text:span><text:span text:style-name="Source_20_Text"><text:span text:style-name="T10">class</text:span></text:span><text:span text:style-name="Source_20_Text"><text:span text:style-name="T4"> </text:span></text:span><text:span text:style-name="Source_20_Text"><text:span text:style-name="T11">CRTDemo</text:span></text:span></text:p>
      <text:p text:style-name="P15"><text:span text:style-name="Source_20_Text"><text:span text:style-name="T12">{</text:span></text:span></text:p>
      <text:p text:style-name="P15"><text:span text:style-name="Source_20_Text"><text:span text:style-name="T6"><text:s text:c="3"/></text:span></text:span><text:span text:style-name="Source_20_Text"><text:span text:style-name="T10">public</text:span></text:span><text:span text:style-name="Source_20_Text"><text:span text:style-name="T4"> </text:span></text:span><text:span text:style-name="Source_20_Text"><text:span text:style-name="T10">static</text:span></text:span><text:span text:style-name="Source_20_Text"><text:span text:style-name="T4"> </text:span></text:span><text:span text:style-name="Source_20_Text"><text:span text:style-name="T10">void</text:span></text:span><text:span text:style-name="Source_20_Text"><text:span text:style-name="T4"> main</text:span></text:span><text:span text:style-name="Source_20_Text"><text:span text:style-name="T12">(</text:span></text:span><text:span text:style-name="Source_20_Text"><text:span text:style-name="T11">String</text:span></text:span><text:span text:style-name="Source_20_Text"><text:span text:style-name="T12">[]</text:span></text:span><text:span text:style-name="Source_20_Text"><text:span text:style-name="T4"> args</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6"><text:s text:c="6"/></text:span></text:span><text:span text:style-name="Source_20_Text"><text:span text:style-name="T11">BaseReturnType</text:span></text:span><text:span text:style-name="Source_20_Text"><text:span text:style-name="T4"> brt </text:span></text:span><text:span text:style-name="Source_20_Text"><text:span text:style-name="T12">=</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BaseClass</text:span></text:span><text:span text:style-name="Source_20_Text"><text:span text:style-name="T12">().</text:span></text:span><text:span text:style-name="Source_20_Text"><text:span text:style-name="T4">createReturnType</text:span></text:span><text:span text:style-name="Source_20_Text"><text:span text:style-name="T12">();</text:span></text:span></text:p>
      <text:p text:style-name="P15"><text:span text:style-name="Source_20_Text"><text:span text:style-name="T6"><text:s text:c="6"/></text:span></text:span><text:span text:style-name="Source_20_Text"><text:span text:style-name="T11">System</text:span></text:span><text:span text:style-name="Source_20_Text"><text:span text:style-name="T12">.</text:span></text:span><text:span text:style-name="Source_20_Text"><text:span text:style-name="T10">out</text:span></text:span><text:span text:style-name="Source_20_Text"><text:span text:style-name="T12">.</text:span></text:span><text:span text:style-name="Source_20_Text"><text:span text:style-name="T4">println</text:span></text:span><text:span text:style-name="Source_20_Text"><text:span text:style-name="T12">(</text:span></text:span><text:span text:style-name="Source_20_Text"><text:span text:style-name="T4">brt</text:span></text:span><text:span text:style-name="Source_20_Text"><text:span text:style-name="T12">);</text:span></text:span></text:p>
      <text:p text:style-name="P15"><text:span text:style-name="Source_20_Text"><text:span text:style-name="T6"><text:s text:c="6"/></text:span></text:span><text:span text:style-name="Source_20_Text"><text:span text:style-name="T11">DerivedReturnType</text:span></text:span><text:span text:style-name="Source_20_Text"><text:span text:style-name="T4"> drt </text:span></text:span><text:span text:style-name="Source_20_Text"><text:span text:style-name="T12">=</text:span></text:span></text:p>
      <text:p text:style-name="P15"><text:span text:style-name="Source_20_Text"><text:span text:style-name="T6"><text:s text:c="9"/></text:span></text:span><text:span text:style-name="Source_20_Text"><text:span text:style-name="Strong_20_Emphasis"><text:span text:style-name="T13">(</text:span></text:span></text:span><text:span text:style-name="Source_20_Text"><text:span text:style-name="Strong_20_Emphasis"><text:span text:style-name="T11">DerivedReturnType</text:span></text:span></text:span><text:span text:style-name="Source_20_Text"><text:span text:style-name="Strong_20_Emphasis"><text:span text:style-name="T13">)</text:span></text:span></text:span><text:span text:style-name="Source_20_Text"><text:span text:style-name="T4"> </text:span></text:span><text:span text:style-name="Source_20_Text"><text:span text:style-name="T10">new</text:span></text:span><text:span text:style-name="Source_20_Text"><text:span text:style-name="T4"> </text:span></text:span><text:span text:style-name="Source_20_Text"><text:span text:style-name="T11">DerivedClass</text:span></text:span><text:span text:style-name="Source_20_Text"><text:span text:style-name="T12">().</text:span></text:span><text:span text:style-name="Source_20_Text"><text:span text:style-name="T4">createReturnType</text:span></text:span><text:span text:style-name="Source_20_Text"><text:span text:style-name="T12">();</text:span></text:span></text:p>
      <text:p text:style-name="P15"><text:span text:style-name="Source_20_Text"><text:span text:style-name="T6"><text:s text:c="6"/></text:span></text:span><text:span text:style-name="Source_20_Text"><text:span text:style-name="T11">System</text:span></text:span><text:span text:style-name="Source_20_Text"><text:span text:style-name="T12">.</text:span></text:span><text:span text:style-name="Source_20_Text"><text:span text:style-name="T10">out</text:span></text:span><text:span text:style-name="Source_20_Text"><text:span text:style-name="T12">.</text:span></text:span><text:span text:style-name="Source_20_Text"><text:span text:style-name="T4">println</text:span></text:span><text:span text:style-name="Source_20_Text"><text:span text:style-name="T12">(</text:span></text:span><text:span text:style-name="Source_20_Text"><text:span text:style-name="T4">drt</text:span></text:span><text:span text:style-name="Source_20_Text"><text:span text:style-name="T12">);</text:span></text:span></text:p>
      <text:p text:style-name="P15"><text:span text:style-name="Source_20_Text"><text:span text:style-name="T6"><text:s text:c="3"/></text:span></text:span><text:span text:style-name="Source_20_Text"><text:span text:style-name="T12">}</text:span></text:span></text:p>
      <text:p text:style-name="P15"><text:span text:style-name="Source_20_Text"><text:span text:style-name="T12">}</text:span></text:span></text:p>
      <text:p text:style-name="P5"><text:span text:style-name="T2">In Listing 7, the first bolded code reveals an upcast from </text:span><text:span text:style-name="Source_20_Text"><text:span text:style-name="T7">DerivedReturnType</text:span></text:span><text:span text:style-name="T2"> to </text:span><text:span text:style-name="Source_20_Text"><text:span text:style-name="T7">BaseReturnType</text:span></text:span><text:span text:style-name="T2">, and the second bolded code uses the required </text:span><text:span text:style-name="Source_20_Text"><text:span text:style-name="T7">(DerivedReturnType)</text:span></text:span><text:span text:style-name="T2"> cast operator to downcast from </text:span><text:span text:style-name="Source_20_Text"><text:span text:style-name="T7">BaseReturnType</text:span></text:span><text:span text:style-name="T2"> to </text:span><text:span text:style-name="Source_20_Text"><text:span text:style-name="T7">DerivedReturnType</text:span></text:span><text:span text:style-name="T2"> before the assignment to </text:span><text:span text:style-name="Source_20_Text"><text:span text:style-name="T7">drt</text:span></text:span><text:span text:style-name="T2">.</text:span></text:p>
      <text:h text:style-name="P11" text:outline-level="2">In conclusion</text:h>
      <text:p text:style-name="P5"><text:span text:style-name="T2">Polymorphism lets you program in the abstract by creating uniform interfaces to different kinds of operands, arguments, and objects. In this article, you discovered subtype polymorphism, in which a type can serve as another type's subtype. You also learned that subtype polymorphism relies on upcasting and late binding; that classes that describe these uniform interfaces are declared </text:span><text:span text:style-name="Source_20_Text"><text:span text:style-name="T7">abstract</text:span></text:span><text:span text:style-name="T2"> and can contain abstract methods; that downcasting relies on the cast operator and can result in </text:span><text:span text:style-name="Source_20_Text"><text:span text:style-name="T7">ClassCastException</text:span></text:span><text:span text:style-name="T2">s (which is why you can verify the target type via the </text:span><text:span text:style-name="Source_20_Text"><text:span text:style-name="T7">instanceof</text:span></text:span><text:span text:style-name="T2"> operator -- a form of RTTI); and that covariant return types minimize upcasting and downcasting in a method return type context.</text:span></text:p>
      <text:p text:style-name="P6">My next tutorial in this series will introduce you to class and object initializ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monospace, serif"/>
    <style:font-face style:name="PT Sans" svg:font-family="'PT Sans', 'Helvetica Neue', Helvetica, Arial, sans-serif, sans-serif"/>
    <style:font-face style:name="SSStandard" svg:font-family="SSStandard"/>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7:40:21.722090587</meta:creation-date>
    <dc:date>2017-09-20T17:41:26.114067181</dc:date>
    <meta:editing-duration>P0D</meta:editing-duration>
    <meta:editing-cycles>1</meta:editing-cycles>
    <meta:document-statistic meta:table-count="0" meta:image-count="0" meta:object-count="0" meta:page-count="14" meta:paragraph-count="272" meta:word-count="2949" meta:character-count="19647" meta:non-whitespace-character-count="16435"/>
    <meta:generator>LibreOffice/4.2.8.2$Linux_X86_64 LibreOffice_project/420m0$Build-2</meta:generator>
  </office:meta>
</office:document-meta>
</file>